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89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0.211cm"/>
    </style:style>
    <style:style style:name="co5" style:family="table-column">
      <style:table-column-properties fo:break-before="auto" style:column-width="4.45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g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Attribute</text:p>
          </table:table-cell>
          <table:table-cell office:value-type="string">
            <text:p>Conversion</text:p>
          </table:table-cell>
          <table:table-cell office:value-type="string">
            <text:p>Meaning and usage</text:p>
          </table:table-cell>
          <table:table-cell office:value-type="string">
            <text:p>Convert to</text:p>
          </table:table-cell>
          <table:table-cell office:value-type="string">
            <text:p>Testing in</text:p>
          </table:table-cell>
          <table:table-cell office:value-type="string">
            <text:p>Commen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able:table</text:p>
          </table:table-cell>
          <table:table-cell/>
          <table:table-cell office:value-type="string">
            <text:p>implemented</text:p>
          </table:table-cell>
          <table:table-cell office:value-type="string">
            <text:p>Table</text:p>
          </table:table-cell>
          <table:table-cell office:value-type="string">
            <text:p>TABLE</text:p>
          </table:table-cell>
          <table:table-cell office:value-type="string">
            <text:p>tables_ut0</text:p>
          </table:table-cell>
          <table:table-cell/>
        </table:table-row>
        <table:table-row table:style-name="ro1">
          <table:table-cell office:value-type="string">
            <text:p>table:table</text:p>
          </table:table-cell>
          <table:table-cell office:value-type="string">
            <text:p>table:name=</text:p>
          </table:table-cell>
          <table:table-cell office:value-type="string">
            <text:p>implemented</text:p>
          </table:table-cell>
          <table:table-cell office:value-type="string">
            <text:p>Table name</text:p>
          </table:table-cell>
          <table:table-cell office:value-type="string">
            <text:p>title=</text:p>
          </table:table-cell>
          <table:table-cell office:value-type="string">
            <text:p>tables_ut0</text:p>
          </table:table-cell>
          <table:table-cell/>
        </table:table-row>
        <table:table-row table:style-name="ro1">
          <table:table-cell office:value-type="string">
            <text:p>table:table</text:p>
          </table:table-cell>
          <table:table-cell office:value-type="string">
            <text:p>table:style-name=</text:p>
          </table:table-cell>
          <table:table-cell office:value-type="string">
            <text:p>implemented</text:p>
          </table:table-cell>
          <table:table-cell office:value-type="string">
            <text:p>Link to table style</text:p>
          </table:table-cell>
          <table:table-cell office:value-type="string">
            <text:p>class=</text:p>
          </table:table-cell>
          <table:table-cell/>
          <table:table-cell office:value-type="string">
            <text:p>TBD: Make a separate test for all style issues?</text:p>
          </table:table-cell>
        </table:table-row>
        <table:table-row table:style-name="ro1">
          <table:table-cell office:value-type="string">
            <text:p>table:table</text:p>
          </table:table-cell>
          <table:table-cell office:value-type="string">
            <text:p>table:protected=</text:p>
          </table:table-cell>
          <table:table-cell office:value-type="string">
            <text:p>2 ignore</text:p>
          </table:table-cell>
          <table:table-cell office:value-type="string">
            <text:p>Table protection flag</text:p>
          </table:table-cell>
          <table:table-cell table:number-columns-repeated="3"/>
        </table:table-row>
        <table:table-row table:style-name="ro1">
          <table:table-cell office:value-type="string">
            <text:p>table:table</text:p>
          </table:table-cell>
          <table:table-cell office:value-type="string">
            <text:p>table:print=</text:p>
          </table:table-cell>
          <table:table-cell office:value-type="string">
            <text:p>2 ignore</text:p>
          </table:table-cell>
          <table:table-cell office:value-type="string">
            <text:p>Table printability flag</text:p>
          </table:table-cell>
          <table:table-cell table:number-columns-repeated="2"/>
          <table:table-cell office:value-type="string">
            <text:p>TBD: support printability issues in special conversion mode or ignore them?</text:p>
          </table:table-cell>
        </table:table-row>
        <table:table-row table:style-name="ro1">
          <table:table-cell office:value-type="string">
            <text:p>table:table</text:p>
          </table:table-cell>
          <table:table-cell office:value-type="string">
            <text:p>table:print-ranges=</text:p>
          </table:table-cell>
          <table:table-cell office:value-type="string">
            <text:p>2 ignore</text:p>
          </table:table-cell>
          <table:table-cell office:value-type="string">
            <text:p>Table print ranges</text:p>
          </table:table-cell>
          <table:table-cell table:number-columns-repeated="2"/>
          <table:table-cell office:value-type="string">
            <text:p>TBD: support printability issues in special conversion mode or ignore them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able:table-column-group</text:p>
          </table:table-cell>
          <table:table-cell office:value-type="string">
            <text:p>table:display="false"</text:p>
          </table:table-cell>
          <table:table-cell office:value-type="string">
            <text:p>implemented</text:p>
          </table:table-cell>
          <table:table-cell office:value-type="string">
            <text:p>Container, control for columns hiding</text:p>
          </table:table-cell>
          <table:table-cell office:value-type="string">
            <text:p>visibility:collapse</text:p>
          </table:table-cell>
          <table:table-cell office:value-type="string">
            <text:p>tables_ut7</text:p>
          </table:table-cell>
          <table:table-cell office:value-type="string">
            <text:p>Do not confuse with style:table-properties attribute, which is converted to display:none</text:p>
          </table:table-cell>
        </table:table-row>
        <table:table-row table:style-name="ro1">
          <table:table-cell office:value-type="string">
            <text:p>table:table-row-group</text:p>
          </table:table-cell>
          <table:table-cell office:value-type="string">
            <text:p>table:display="false"</text:p>
          </table:table-cell>
          <table:table-cell office:value-type="string">
            <text:p>implemented</text:p>
          </table:table-cell>
          <table:table-cell office:value-type="string">
            <text:p>Container, control for rows hiding</text:p>
          </table:table-cell>
          <table:table-cell office:value-type="string">
            <text:p>visibility:collapse</text:p>
          </table:table-cell>
          <table:table-cell office:value-type="string">
            <text:p>tables_ut7</text:p>
          </table:table-cell>
          <table:table-cell office:value-type="string">
            <text:p>Do not confuse with style:table-properties attribute, which is converted to display:non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able:table-columns</text:p>
          </table:table-cell>
          <table:table-cell/>
          <table:table-cell office:value-type="string">
            <text:p>implemented</text:p>
          </table:table-cell>
          <table:table-cell office:value-type="string">
            <text:p>Container, common columns</text:p>
          </table:table-cell>
          <table:table-cell office:value-type="string">
            <text:p>COLGROUP</text:p>
          </table:table-cell>
          <table:table-cell office:value-type="string">
            <text:p>tables_ut8</text:p>
          </table:table-cell>
          <table:table-cell office:value-type="string">
            <text:p>Yes, there is no any attributes defined for column and row groups</text:p>
          </table:table-cell>
        </table:table-row>
        <table:table-row table:style-name="ro1">
          <table:table-cell office:value-type="string">
            <text:p>table:table-header-columns</text:p>
          </table:table-cell>
          <table:table-cell/>
          <table:table-cell office:value-type="string">
            <text:p>implemented</text:p>
          </table:table-cell>
          <table:table-cell office:value-type="string">
            <text:p>Container, header columns</text:p>
          </table:table-cell>
          <table:table-cell office:value-type="string">
            <text:p>COLGROUP class="thead"</text:p>
          </table:table-cell>
          <table:table-cell office:value-type="string">
            <text:p>tables_ut8</text:p>
          </table:table-cell>
          <table:table-cell office:value-type="string">
            <text:p>And header columns are visually indistinguishable from common ones by default</text:p>
          </table:table-cell>
        </table:table-row>
        <table:table-row table:style-name="ro1">
          <table:table-cell office:value-type="string">
            <text:p>table:table-header-rows</text:p>
          </table:table-cell>
          <table:table-cell/>
          <table:table-cell office:value-type="string">
            <text:p>implemented</text:p>
          </table:table-cell>
          <table:table-cell office:value-type="string">
            <text:p>Container, header rows</text:p>
          </table:table-cell>
          <table:table-cell office:value-type="string">
            <text:p>THEAD</text:p>
          </table:table-cell>
          <table:table-cell office:value-type="string">
            <text:p>tables_ut9</text:p>
          </table:table-cell>
          <table:table-cell/>
        </table:table-row>
        <table:table-row table:style-name="ro1">
          <table:table-cell office:value-type="string">
            <text:p>table:table-rows</text:p>
          </table:table-cell>
          <table:table-cell/>
          <table:table-cell office:value-type="string">
            <text:p>implemented</text:p>
          </table:table-cell>
          <table:table-cell office:value-type="string">
            <text:p>Container, common rows</text:p>
          </table:table-cell>
          <table:table-cell office:value-type="string">
            <text:p>TBODY</text:p>
          </table:table-cell>
          <table:table-cell office:value-type="string">
            <text:p>tables_ut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able:table-column</text:p>
          </table:table-cell>
          <table:table-cell/>
          <table:table-cell office:value-type="string">
            <text:p>implemented</text:p>
          </table:table-cell>
          <table:table-cell office:value-type="string">
            <text:p>Container for link to style</text:p>
          </table:table-cell>
          <table:table-cell office:value-type="string">
            <text:p>COL</text:p>
          </table:table-cell>
          <table:table-cell office:value-type="string">
            <text:p>tables_ut6</text:p>
          </table:table-cell>
          <table:table-cell/>
        </table:table-row>
        <table:table-row table:style-name="ro1">
          <table:table-cell office:value-type="string">
            <text:p>table:table-column</text:p>
          </table:table-cell>
          <table:table-cell office:value-type="string">
            <text:p>table:number-columns-repeated=</text:p>
          </table:table-cell>
          <table:table-cell office:value-type="string">
            <text:p>implemented</text:p>
          </table:table-cell>
          <table:table-cell office:value-type="string">
            <text:p>Repeat this column description several times</text:p>
          </table:table-cell>
          <table:table-cell office:value-type="string">
            <text:p>span=</text:p>
          </table:table-cell>
          <table:table-cell table:number-columns-repeated="2"/>
        </table:table-row>
        <table:table-row table:style-name="ro1">
          <table:table-cell office:value-type="string">
            <text:p>table:table-column</text:p>
          </table:table-cell>
          <table:table-cell office:value-type="string">
            <text:p>table:style-name=</text:p>
          </table:table-cell>
          <table:table-cell office:value-type="string">
            <text:p>implemented</text:p>
          </table:table-cell>
          <table:table-cell office:value-type="string">
            <text:p>Link to column style</text:p>
          </table:table-cell>
          <table:table-cell office:value-type="string">
            <text:p>class=</text:p>
          </table:table-cell>
          <table:table-cell table:number-columns-repeated="2"/>
        </table:table-row>
        <table:table-row table:style-name="ro1">
          <table:table-cell office:value-type="string">
            <text:p>table:table-column</text:p>
          </table:table-cell>
          <table:table-cell office:value-type="string">
            <text:p>table:visibility=</text:p>
          </table:table-cell>
          <table:table-cell office:value-type="string">
            <text:p>implemented</text:p>
          </table:table-cell>
          <table:table-cell office:value-type="string">
            <text:p>Column visibility flag: visible|filtered|collapsed</text:p>
          </table:table-cell>
          <table:table-cell office:value-type="string">
            <text:p>style="visibility:collapse;"</text:p>
          </table:table-cell>
          <table:table-cell office:value-type="string">
            <text:p>tables_ut6</text:p>
          </table:table-cell>
          <table:table-cell office:value-type="string">
            <text:p>Open Issue: IE supports only "display:none" while Mozilla only "visibility:collapse</text:p>
          </table:table-cell>
        </table:table-row>
        <table:table-row table:style-name="ro1">
          <table:table-cell office:value-type="string">
            <text:p>table:table-column</text:p>
          </table:table-cell>
          <table:table-cell office:value-type="string">
            <text:p>table:default-cell-style-name=</text:p>
          </table:table-cell>
          <table:table-cell office:value-type="string">
            <text:p>implemented</text:p>
          </table:table-cell>
          <table:table-cell office:value-type="string">
            <text:p>Link to column cells default style</text:p>
          </table:table-cell>
          <table:table-cell office:value-type="string">
            <text:p>class=</text:p>
          </table:table-cell>
          <table:table-cell/>
          <table:table-cell office:value-type="string">
            <text:p>Manually duplicated into CSS class li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able:table-row</text:p>
          </table:table-cell>
          <table:table-cell/>
          <table:table-cell office:value-type="string">
            <text:p>implemented</text:p>
          </table:table-cell>
          <table:table-cell office:value-type="string">
            <text:p>Table row</text:p>
          </table:table-cell>
          <table:table-cell office:value-type="string">
            <text:p>TR</text:p>
          </table:table-cell>
          <table:table-cell office:value-type="string">
            <text:p>tables_ut0</text:p>
          </table:table-cell>
          <table:table-cell/>
        </table:table-row>
        <table:table-row table:style-name="ro1">
          <table:table-cell office:value-type="string">
            <text:p>table:table-row</text:p>
          </table:table-cell>
          <table:table-cell office:value-type="string">
            <text:p>table:number-rows-repeated=</text:p>
          </table:table-cell>
          <table:table-cell office:value-type="string">
            <text:p>implemented</text:p>
          </table:table-cell>
          <table:table-cell office:value-type="string">
            <text:p>Repeat this row several times</text:p>
          </table:table-cell>
          <table:table-cell office:value-type="string">
            <text:p>repeat by XSLT</text:p>
          </table:table-cell>
          <table:table-cell office:value-type="string">
            <text:p>tables_ut1</text:p>
          </table:table-cell>
          <table:table-cell/>
        </table:table-row>
        <table:table-row table:style-name="ro1">
          <table:table-cell office:value-type="string">
            <text:p>table:table-row</text:p>
          </table:table-cell>
          <table:table-cell office:value-type="string">
            <text:p>table:style-name=</text:p>
          </table:table-cell>
          <table:table-cell office:value-type="string">
            <text:p>implemented</text:p>
          </table:table-cell>
          <table:table-cell office:value-type="string">
            <text:p>Link to row style</text:p>
          </table:table-cell>
          <table:table-cell office:value-type="string">
            <text:p>class=</text:p>
          </table:table-cell>
          <table:table-cell table:number-columns-repeated="2"/>
        </table:table-row>
        <table:table-row table:style-name="ro1">
          <table:table-cell office:value-type="string">
            <text:p>table:table-row</text:p>
          </table:table-cell>
          <table:table-cell office:value-type="string">
            <text:p>table:visibility=</text:p>
          </table:table-cell>
          <table:table-cell office:value-type="string">
            <text:p>implemented</text:p>
          </table:table-cell>
          <table:table-cell office:value-type="string">
            <text:p>Row visibility flag: visible|filtered|collapsed</text:p>
          </table:table-cell>
          <table:table-cell office:value-type="string">
            <text:p>style="visibility:collapse;"</text:p>
          </table:table-cell>
          <table:table-cell office:value-type="string">
            <text:p>tables_ut5</text:p>
          </table:table-cell>
          <table:table-cell/>
        </table:table-row>
        <table:table-row table:style-name="ro1">
          <table:table-cell office:value-type="string">
            <text:p>table:table-row</text:p>
          </table:table-cell>
          <table:table-cell office:value-type="string">
            <text:p>table:default-cell-style-name=</text:p>
          </table:table-cell>
          <table:table-cell office:value-type="string">
            <text:p>implemented</text:p>
          </table:table-cell>
          <table:table-cell office:value-type="string">
            <text:p>Link to row cells default style</text:p>
          </table:table-cell>
          <table:table-cell office:value-type="string">
            <text:p>class=</text:p>
          </table:table-cell>
          <table:table-cell/>
          <table:table-cell office:value-type="string">
            <text:p>Manually duplicated into CSS class li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able:table-cell</text:p>
          </table:table-cell>
          <table:table-cell/>
          <table:table-cell office:value-type="string">
            <text:p>implemented</text:p>
          </table:table-cell>
          <table:table-cell office:value-type="string">
            <text:p>Table cell</text:p>
          </table:table-cell>
          <table:table-cell office:value-type="string">
            <text:p>TD</text:p>
          </table:table-cell>
          <table:table-cell office:value-type="string">
            <text:p>tables_ut0</text:p>
          </table:table-cell>
          <table:table-cell/>
        </table:table-row>
        <table:table-row table:style-name="ro1">
          <table:table-cell office:value-type="string">
            <text:p>table:table-cell</text:p>
          </table:table-cell>
          <table:table-cell office:value-type="string">
            <text:p>table:number-columns-repeated=</text:p>
          </table:table-cell>
          <table:table-cell office:value-type="string">
            <text:p>implemented</text:p>
          </table:table-cell>
          <table:table-cell office:value-type="string">
            <text:p>Repeat this cell several times</text:p>
          </table:table-cell>
          <table:table-cell office:value-type="string">
            <text:p>repeat by XSLT</text:p>
          </table:table-cell>
          <table:table-cell office:value-type="string">
            <text:p>tables_ut1</text:p>
          </table:table-cell>
          <table:table-cell/>
        </table:table-row>
        <table:table-row table:style-name="ro1">
          <table:table-cell office:value-type="string">
            <text:p>table:table-cell</text:p>
          </table:table-cell>
          <table:table-cell office:value-type="string">
            <text:p>table:number-columns-spanned=</text:p>
          </table:table-cell>
          <table:table-cell office:value-type="string">
            <text:p>implemented</text:p>
          </table:table-cell>
          <table:table-cell office:value-type="string">
            <text:p>Span along several columns</text:p>
          </table:table-cell>
          <table:table-cell office:value-type="string">
            <text:p>colspan=</text:p>
          </table:table-cell>
          <table:table-cell office:value-type="string">
            <text:p>tables_ut2</text:p>
          </table:table-cell>
          <table:table-cell/>
        </table:table-row>
        <table:table-row table:style-name="ro1">
          <table:table-cell office:value-type="string">
            <text:p>table:table-cell</text:p>
          </table:table-cell>
          <table:table-cell office:value-type="string">
            <text:p>table:number-rows-spanned=</text:p>
          </table:table-cell>
          <table:table-cell office:value-type="string">
            <text:p>implemented</text:p>
          </table:table-cell>
          <table:table-cell office:value-type="string">
            <text:p>Span along several rows</text:p>
          </table:table-cell>
          <table:table-cell office:value-type="string">
            <text:p>rowspan=</text:p>
          </table:table-cell>
          <table:table-cell office:value-type="string">
            <text:p>tables_ut2</text:p>
          </table:table-cell>
          <table:table-cell/>
        </table:table-row>
        <table:table-row table:style-name="ro1">
          <table:table-cell office:value-type="string">
            <text:p>table:table-cell</text:p>
          </table:table-cell>
          <table:table-cell office:value-type="string">
            <text:p>table:style-name=</text:p>
          </table:table-cell>
          <table:table-cell office:value-type="string">
            <text:p>implemented</text:p>
          </table:table-cell>
          <table:table-cell office:value-type="string">
            <text:p>Link to cell style</text:p>
          </table:table-cell>
          <table:table-cell office:value-type="string">
            <text:p>class=</text:p>
          </table:table-cell>
          <table:table-cell table:number-columns-repeated="2"/>
        </table:table-row>
        <table:table-row table:style-name="ro1">
          <table:table-cell office:value-type="string">
            <text:p>table:table-cell</text:p>
          </table:table-cell>
          <table:table-cell office:value-type="string">
            <text:p>table:formula=</text:p>
          </table:table-cell>
          <table:table-cell office:value-type="string">
            <text:p>implemented</text:p>
          </table:table-cell>
          <table:table-cell office:value-type="string">
            <text:p>Cell value calculation formula</text:p>
          </table:table-cell>
          <table:table-cell office:value-type="string">
            <text:p>title=</text:p>
          </table:table-cell>
          <table:table-cell office:value-type="string">
            <text:p>tables_ut4</text:p>
          </table:table-cell>
          <table:table-cell office:value-type="string">
            <text:p>Store and display as cell hint. Anyway, is not very informative because uses internal spreadsheet addressing.</text:p>
          </table:table-cell>
        </table:table-row>
        <table:table-row table:style-name="ro1">
          <table:table-cell office:value-type="string">
            <text:p>table:table-cell</text:p>
          </table:table-cell>
          <table:table-cell office:value-type="string">
            <text:p>table:content-validation-name</text:p>
          </table:table-cell>
          <table:table-cell office:value-type="string">
            <text:p>2 ignore</text:p>
          </table:table-cell>
          <table:table-cell office:value-type="string">
            <text:p>Link to content validity constraint</text:p>
          </table:table-cell>
          <table:table-cell table:number-columns-repeated="3"/>
        </table:table-row>
        <table:table-row table:style-name="ro1">
          <table:table-cell office:value-type="string">
            <text:p>table:table-cell</text:p>
          </table:table-cell>
          <table:table-cell office:value-type="string">
            <text:p>table:number-matrix-rows-spanned</text:p>
          </table:table-cell>
          <table:table-cell office:value-type="string">
            <text:p>2 ignore</text:p>
          </table:table-cell>
          <table:table-cell office:value-type="string">
            <text:p>Matrix dimension for use in formulas</text:p>
          </table:table-cell>
          <table:table-cell table:number-columns-repeated="3"/>
        </table:table-row>
        <table:table-row table:style-name="ro1">
          <table:table-cell office:value-type="string">
            <text:p>table:table-cell</text:p>
          </table:table-cell>
          <table:table-cell office:value-type="string">
            <text:p>table:number-matrix-columns-spanned</text:p>
          </table:table-cell>
          <table:table-cell office:value-type="string">
            <text:p>2 ignore</text:p>
          </table:table-cell>
          <table:table-cell office:value-type="string">
            <text:p>Matrix dimension for use in formulas</text:p>
          </table:table-cell>
          <table:table-cell table:number-columns-repeated="3"/>
        </table:table-row>
        <table:table-row table:style-name="ro1">
          <table:table-cell office:value-type="string">
            <text:p>table:table-cell</text:p>
          </table:table-cell>
          <table:table-cell office:value-type="string">
            <text:p>table:value-type</text:p>
          </table:table-cell>
          <table:table-cell office:value-type="string">
            <text:p>2 ignore</text:p>
          </table:table-cell>
          <table:table-cell office:value-type="string">
            <text:p>Cell value type</text:p>
          </table:table-cell>
          <table:table-cell table:number-columns-repeated="3"/>
        </table:table-row>
        <table:table-row table:style-name="ro1">
          <table:table-cell office:value-type="string">
            <text:p>table:table-cell</text:p>
          </table:table-cell>
          <table:table-cell office:value-type="string">
            <text:p>office:value</text:p>
          </table:table-cell>
          <table:table-cell office:value-type="string">
            <text:p>2 ignore</text:p>
          </table:table-cell>
          <table:table-cell office:value-type="string">
            <text:p>Cell value (last calculated); for numeric, percentage and currency cells</text:p>
          </table:table-cell>
          <table:table-cell table:number-columns-repeated="2"/>
          <table:table-cell office:value-type="string">
            <text:p>Ignore for cell content contains proper text</text:p>
          </table:table-cell>
        </table:table-row>
        <table:table-row table:style-name="ro1">
          <table:table-cell office:value-type="string">
            <text:p>table:table-cell</text:p>
          </table:table-cell>
          <table:table-cell office:value-type="string">
            <text:p>office:currency</text:p>
          </table:table-cell>
          <table:table-cell office:value-type="string">
            <text:p>2 ignore</text:p>
          </table:table-cell>
          <table:table-cell office:value-type="string">
            <text:p>Cell currency code</text:p>
          </table:table-cell>
          <table:table-cell table:number-columns-repeated="2"/>
          <table:table-cell office:value-type="string">
            <text:p>Ignore for cell content contains proper text</text:p>
          </table:table-cell>
        </table:table-row>
        <table:table-row table:style-name="ro1">
          <table:table-cell office:value-type="string">
            <text:p>table:table-cell</text:p>
          </table:table-cell>
          <table:table-cell office:value-type="string">
            <text:p>office:date-value</text:p>
          </table:table-cell>
          <table:table-cell office:value-type="string">
            <text:p>2 ignore</text:p>
          </table:table-cell>
          <table:table-cell office:value-type="string">
            <text:p>Date cell value</text:p>
          </table:table-cell>
          <table:table-cell table:number-columns-repeated="2"/>
          <table:table-cell office:value-type="string">
            <text:p>Ignore for cell content contains proper text</text:p>
          </table:table-cell>
        </table:table-row>
        <table:table-row table:style-name="ro1">
          <table:table-cell office:value-type="string">
            <text:p>table:table-cell</text:p>
          </table:table-cell>
          <table:table-cell office:value-type="string">
            <text:p>office:time-value</text:p>
          </table:table-cell>
          <table:table-cell office:value-type="string">
            <text:p>2 ignore</text:p>
          </table:table-cell>
          <table:table-cell office:value-type="string">
            <text:p>Time cell value</text:p>
          </table:table-cell>
          <table:table-cell table:number-columns-repeated="2"/>
          <table:table-cell office:value-type="string">
            <text:p>Ignore for cell content contains proper text</text:p>
          </table:table-cell>
        </table:table-row>
        <table:table-row table:style-name="ro1">
          <table:table-cell office:value-type="string">
            <text:p>table:table-cell</text:p>
          </table:table-cell>
          <table:table-cell office:value-type="string">
            <text:p>office:boolean-value</text:p>
          </table:table-cell>
          <table:table-cell office:value-type="string">
            <text:p>2 ignore</text:p>
          </table:table-cell>
          <table:table-cell office:value-type="string">
            <text:p>Boolean cell value</text:p>
          </table:table-cell>
          <table:table-cell table:number-columns-repeated="2"/>
          <table:table-cell office:value-type="string">
            <text:p>Ignore for cell content contains proper text</text:p>
          </table:table-cell>
        </table:table-row>
        <table:table-row table:style-name="ro1">
          <table:table-cell office:value-type="string">
            <text:p>table:table-cell</text:p>
          </table:table-cell>
          <table:table-cell office:value-type="string">
            <text:p>office:string-value</text:p>
          </table:table-cell>
          <table:table-cell office:value-type="string">
            <text:p>2 ignore</text:p>
          </table:table-cell>
          <table:table-cell office:value-type="string">
            <text:p>String cell value</text:p>
          </table:table-cell>
          <table:table-cell table:number-columns-repeated="2"/>
          <table:table-cell office:value-type="string">
            <text:p>Ignore for cell content contains proper text</text:p>
          </table:table-cell>
        </table:table-row>
        <table:table-row table:style-name="ro1">
          <table:table-cell office:value-type="string">
            <text:p>table:table-cell</text:p>
          </table:table-cell>
          <table:table-cell office:value-type="string">
            <text:p>table:protected</text:p>
          </table:table-cell>
          <table:table-cell office:value-type="string">
            <text:p>2 ignore</text:p>
          </table:table-cell>
          <table:table-cell office:value-type="string">
            <text:p>Cell protection flag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yle:style</text:p>
          </table:table-cell>
          <table:table-cell office:value-type="string">
            <text:p>style:family="table|..."</text:p>
          </table:table-cell>
          <table:table-cell office:value-type="string">
            <text:p>implemented</text:p>
          </table:table-cell>
          <table:table-cell table:number-columns-repeated="3"/>
          <table:table-cell office:value-type="string">
            <text:p>TBD: other table-related style families</text:p>
          </table:table-cell>
        </table:table-row>
        <table:table-row table:style-name="ro1">
          <table:table-cell office:value-type="string">
            <text:p>style:table-properties</text:p>
          </table:table-cell>
          <table:table-cell/>
          <table:table-cell office:value-type="string">
            <text:p>implemented</text:p>
          </table:table-cell>
          <table:table-cell office:value-type="string">
            <text:p>Table style description</text:p>
          </table:table-cell>
          <table:table-cell office:value-type="string">
            <text:p>CSS table style</text:p>
          </table:table-cell>
          <table:table-cell table:number-columns-repeated="2"/>
        </table:table-row>
        <table:table-row table:style-name="ro1">
          <table:table-cell office:value-type="string">
            <text:p>style:table-properties</text:p>
          </table:table-cell>
          <table:table-cell office:value-type="string">
            <text:p>style:width=</text:p>
          </table:table-cell>
          <table:table-cell office:value-type="string">
            <text:p>implemented</text:p>
          </table:table-cell>
          <table:table-cell office:value-type="string">
            <text:p>Table style description, absolute width</text:p>
          </table:table-cell>
          <table:table-cell office:value-type="string">
            <text:p>width:</text:p>
          </table:table-cell>
          <table:table-cell table:number-columns-repeated="2"/>
        </table:table-row>
        <table:table-row table:style-name="ro1">
          <table:table-cell office:value-type="string">
            <text:p>style:table-properties</text:p>
          </table:table-cell>
          <table:table-cell office:value-type="string">
            <text:p>style:rel-width=</text:p>
          </table:table-cell>
          <table:table-cell office:value-type="string">
            <text:p>implemented</text:p>
          </table:table-cell>
          <table:table-cell office:value-type="string">
            <text:p>Table style description, relative width</text:p>
          </table:table-cell>
          <table:table-cell office:value-type="string">
            <text:p>width:...%</text:p>
          </table:table-cell>
          <table:table-cell table:number-columns-repeated="2"/>
        </table:table-row>
        <table:table-row table:style-name="ro1">
          <table:table-cell office:value-type="string">
            <text:p>style:table-properties</text:p>
          </table:table-cell>
          <table:table-cell office:value-type="string">
            <text:p>table:align="left|center|right|margin"</text:p>
          </table:table-cell>
          <table:table-cell office:value-type="string">
            <text:p>implemented</text:p>
          </table:table-cell>
          <table:table-cell office:value-type="string">
            <text:p>Table style description, alignment</text:p>
          </table:table-cell>
          <table:table-cell office:value-type="string">
            <text:p>margin-left:0px|auto; margin-right:0px|auto; width:100%|auto;</text:p>
          </table:table-cell>
          <table:table-cell table:number-columns-repeated="2"/>
        </table:table-row>
        <table:table-row table:style-name="ro1">
          <table:table-cell office:value-type="string">
            <text:p>style:table-properties</text:p>
          </table:table-cell>
          <table:table-cell office:value-type="string">
            <text:p>fo:margin=</text:p>
          </table:table-cell>
          <table:table-cell office:value-type="string">
            <text:p>implemented</text:p>
          </table:table-cell>
          <table:table-cell office:value-type="string">
            <text:p>Table style description, indent from bottom margin</text:p>
          </table:table-cell>
          <table:table-cell office:value-type="string">
            <text:p>margin:</text:p>
          </table:table-cell>
          <table:table-cell/>
          <table:table-cell office:value-type="string">
            <text:p>TODO: Check if XSL syntax equals to CSS and 'pass-through' implementation is working</text:p>
          </table:table-cell>
        </table:table-row>
        <table:table-row table:style-name="ro1">
          <table:table-cell office:value-type="string">
            <text:p>style:table-properties</text:p>
          </table:table-cell>
          <table:table-cell office:value-type="string">
            <text:p>fo:margin-left=</text:p>
          </table:table-cell>
          <table:table-cell office:value-type="string">
            <text:p>implemented</text:p>
          </table:table-cell>
          <table:table-cell office:value-type="string">
            <text:p>Table style description, indent from left margin</text:p>
          </table:table-cell>
          <table:table-cell office:value-type="string">
            <text:p>margin-left:</text:p>
          </table:table-cell>
          <table:table-cell table:number-columns-repeated="2"/>
        </table:table-row>
        <table:table-row table:style-name="ro1">
          <table:table-cell office:value-type="string">
            <text:p>style:table-properties</text:p>
          </table:table-cell>
          <table:table-cell office:value-type="string">
            <text:p>fo:margin-right=</text:p>
          </table:table-cell>
          <table:table-cell office:value-type="string">
            <text:p>implemented</text:p>
          </table:table-cell>
          <table:table-cell office:value-type="string">
            <text:p>Table style description, indent from right margin</text:p>
          </table:table-cell>
          <table:table-cell office:value-type="string">
            <text:p>margin-right:</text:p>
          </table:table-cell>
          <table:table-cell table:number-columns-repeated="2"/>
        </table:table-row>
        <table:table-row table:style-name="ro1">
          <table:table-cell office:value-type="string">
            <text:p>style:table-properties</text:p>
          </table:table-cell>
          <table:table-cell office:value-type="string">
            <text:p>fo:margin-top=</text:p>
          </table:table-cell>
          <table:table-cell office:value-type="string">
            <text:p>implemented</text:p>
          </table:table-cell>
          <table:table-cell office:value-type="string">
            <text:p>Table style description, indent from top margin</text:p>
          </table:table-cell>
          <table:table-cell office:value-type="string">
            <text:p>margin-top:</text:p>
          </table:table-cell>
          <table:table-cell table:number-columns-repeated="2"/>
        </table:table-row>
        <table:table-row table:style-name="ro1">
          <table:table-cell office:value-type="string">
            <text:p>style:table-properties</text:p>
          </table:table-cell>
          <table:table-cell office:value-type="string">
            <text:p>fo:margin-bottom=</text:p>
          </table:table-cell>
          <table:table-cell office:value-type="string">
            <text:p>implemented</text:p>
          </table:table-cell>
          <table:table-cell office:value-type="string">
            <text:p>Table style description, indent from bottom margin</text:p>
          </table:table-cell>
          <table:table-cell office:value-type="string">
            <text:p>margin-bottom:</text:p>
          </table:table-cell>
          <table:table-cell/>
          <table:table-cell office:value-type="string">
            <text:p>Wouldn't work either. Doesn't have a sense for HTML?</text:p>
          </table:table-cell>
        </table:table-row>
        <table:table-row table:style-name="ro1">
          <table:table-cell office:value-type="string">
            <text:p>style:table-properties</text:p>
          </table:table-cell>
          <table:table-cell office:value-type="string">
            <text:p>fo:break-before="page"</text:p>
          </table:table-cell>
          <table:table-cell office:value-type="string">
            <text:p>implemented</text:p>
          </table:table-cell>
          <table:table-cell office:value-type="string">
            <text:p>Table style description, insert page break before</text:p>
          </table:table-cell>
          <table:table-cell office:value-type="string">
            <text:p>page-break-before:always</text:p>
          </table:table-cell>
          <table:table-cell/>
          <table:table-cell office:value-type="string">
            <text:p>TBD: Column breaks?</text:p>
          </table:table-cell>
        </table:table-row>
        <table:table-row table:style-name="ro1">
          <table:table-cell office:value-type="string">
            <text:p>style:table-properties</text:p>
          </table:table-cell>
          <table:table-cell office:value-type="string">
            <text:p>fo:break-after="page"</text:p>
          </table:table-cell>
          <table:table-cell office:value-type="string">
            <text:p>implemented</text:p>
          </table:table-cell>
          <table:table-cell office:value-type="string">
            <text:p>Table style description, insert page break after table</text:p>
          </table:table-cell>
          <table:table-cell office:value-type="string">
            <text:p>page-break-after:always</text:p>
          </table:table-cell>
          <table:table-cell/>
          <table:table-cell office:value-type="string">
            <text:p>TBD: Column breaks?</text:p>
          </table:table-cell>
        </table:table-row>
        <table:table-row table:style-name="ro1">
          <table:table-cell office:value-type="string">
            <text:p>style:table-properties</text:p>
          </table:table-cell>
          <table:table-cell office:value-type="string">
            <text:p>fo:background-color=</text:p>
          </table:table-cell>
          <table:table-cell office:value-type="string">
            <text:p>implemented</text:p>
          </table:table-cell>
          <table:table-cell office:value-type="string">
            <text:p>Table style description, background colour</text:p>
          </table:table-cell>
          <table:table-cell office:value-type="string">
            <text:p>background-color:</text:p>
          </table:table-cell>
          <table:table-cell/>
          <table:table-cell office:value-type="string">
            <text:p>TODO: Check if XSL syntax equals to CSS and 'pass-through' implementation is working</text:p>
          </table:table-cell>
        </table:table-row>
        <table:table-row table:style-name="ro1">
          <table:table-cell office:value-type="string">
            <text:p>style:table-properties</text:p>
          </table:table-cell>
          <table:table-cell office:value-type="string">
            <text:p>table:border-model="collapsing|separating"</text:p>
          </table:table-cell>
          <table:table-cell office:value-type="string">
            <text:p>implemented</text:p>
          </table:table-cell>
          <table:table-cell office:value-type="string">
            <text:p>Table style description, border behaviour between cells</text:p>
          </table:table-cell>
          <table:table-cell office:value-type="string">
            <text:p>border-collapse:collapse|separate</text:p>
          </table:table-cell>
          <table:table-cell table:number-columns-repeated="2"/>
        </table:table-row>
        <table:table-row table:style-name="ro1">
          <table:table-cell office:value-type="string">
            <text:p>style:table-properties</text:p>
          </table:table-cell>
          <table:table-cell office:value-type="string">
            <text:p>table:display="false"</text:p>
          </table:table-cell>
          <table:table-cell office:value-type="string">
            <text:p>implemented</text:p>
          </table:table-cell>
          <table:table-cell office:value-type="string">
            <text:p>Table style description, whole table visibility</text:p>
          </table:table-cell>
          <table:table-cell office:value-type="string">
            <text:p>display:none</text:p>
          </table:table-cell>
          <table:table-cell/>
          <table:table-cell office:value-type="string">
            <text:p>The whole table must be hidden, no empty block should be left, so display:none</text:p>
          </table:table-cell>
        </table:table-row>
        <table:table-row table:style-name="ro1">
          <table:table-cell office:value-type="string">
            <text:p>style:table-properties</text:p>
          </table:table-cell>
          <table:table-cell office:value-type="string">
            <text:p>fo:keep-with-next="always"</text:p>
          </table:table-cell>
          <table:table-cell office:value-type="string">
            <text:p>implemented</text:p>
          </table:table-cell>
          <table:table-cell office:value-type="string">
            <text:p>Table style description, keep table with next paragraph</text:p>
          </table:table-cell>
          <table:table-cell office:value-type="string">
            <text:p>page-break-after: avoid</text:p>
          </table:table-cell>
          <table:table-cell table:number-columns-repeated="2"/>
        </table:table-row>
        <table:table-row table:style-name="ro1">
          <table:table-cell office:value-type="string">
            <text:p>style:table-properties</text:p>
          </table:table-cell>
          <table:table-cell office:value-type="string">
            <text:p>style:may-break-between-rows=</text:p>
          </table:table-cell>
          <table:table-cell office:value-type="string">
            <text:p>implemented</text:p>
          </table:table-cell>
          <table:table-cell office:value-type="string">
            <text:p>Table style description, permit page break inside table</text:p>
          </table:table-cell>
          <table:table-cell office:value-type="string">
            <text:p>page-break-inside: avoid</text:p>
          </table:table-cell>
          <table:table-cell table:number-columns-repeated="2"/>
        </table:table-row>
        <table:table-row table:style-name="ro1">
          <table:table-cell office:value-type="string">
            <text:p>style:table-properties</text:p>
          </table:table-cell>
          <table:table-cell office:value-type="string">
            <text:p>style:writing-mode=</text:p>
          </table:table-cell>
          <table:table-cell office:value-type="string">
            <text:p>implemented</text:p>
          </table:table-cell>
          <table:table-cell office:value-type="string">
            <text:p>Table style description, text direction</text:p>
          </table:table-cell>
          <table:table-cell office:value-type="string">
            <text:p>direction:ltr|rtl; writing-mode:</text:p>
          </table:table-cell>
          <table:table-cell/>
          <table:table-cell office:value-type="string">
            <text:p>writing-mode – CSS3 support only</text:p>
          </table:table-cell>
        </table:table-row>
        <table:table-row table:style-name="ro1">
          <table:table-cell office:value-type="string">
            <text:p>style:table-properties</text:p>
          </table:table-cell>
          <table:table-cell office:value-type="string">
            <text:p>style:shadow=</text:p>
          </table:table-cell>
          <table:table-cell office:value-type="string">
            <text:p>1 difficult</text:p>
          </table:table-cell>
          <table:table-cell office:value-type="string">
            <text:p>Table style description, shadow effect</text:p>
          </table:table-cell>
          <table:table-cell office:value-type="string">
            <text:p>text-shadow?</text:p>
          </table:table-cell>
          <table:table-cell/>
          <table:table-cell office:value-type="string">
            <text:p>TBD: CSS implementation is possible, but incomplete against XSL-FO, with certain difficulties and browser issues. Does it worth it?</text:p>
          </table:table-cell>
        </table:table-row>
        <table:table-row table:style-name="ro1">
          <table:table-cell office:value-type="string">
            <text:p>style:table-properties</text:p>
          </table:table-cell>
          <table:table-cell office:value-type="string">
            <text:p>style:page-number=</text:p>
          </table:table-cell>
          <table:table-cell office:value-type="string">
            <text:p>2 ignore</text:p>
          </table:table-cell>
          <table:table-cell office:value-type="string">
            <text:p>Table style description, page numbering start number</text:p>
          </table:table-cell>
          <table:table-cell table:number-columns-repeated="2"/>
          <table:table-cell office:value-type="string">
            <text:p>TBD: uncontrolled page numbering in browser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yle:background-image</text:p>
          </table:table-cell>
          <table:table-cell office:value-type="string">
            <text:p>xlink:href=</text:p>
          </table:table-cell>
          <table:table-cell office:value-type="string">
            <text:p>implemented</text:p>
          </table:table-cell>
          <table:table-cell office:value-type="string">
            <text:p>Table style description, background image</text:p>
          </table:table-cell>
          <table:table-cell office:value-type="string">
            <text:p>background-image:</text:p>
          </table:table-cell>
          <table:table-cell/>
          <table:table-cell office:value-type="string">
            <text:p>Child element in style description</text:p>
          </table:table-cell>
        </table:table-row>
        <table:table-row table:style-name="ro1">
          <table:table-cell office:value-type="string">
            <text:p>style:background-image</text:p>
          </table:table-cell>
          <table:table-cell office:value-type="string">
            <text:p>style:repeat=</text:p>
          </table:table-cell>
          <table:table-cell office:value-type="string">
            <text:p>implemented</text:p>
          </table:table-cell>
          <table:table-cell office:value-type="string">
            <text:p>Table style description, background image properties</text:p>
          </table:table-cell>
          <table:table-cell office:value-type="string">
            <text:p>background-color:</text:p>
          </table:table-cell>
          <table:table-cell/>
          <table:table-cell office:value-type="string">
            <text:p>INCOMPLETE: “stretch” value not supported</text:p>
          </table:table-cell>
        </table:table-row>
        <table:table-row table:style-name="ro1">
          <table:table-cell office:value-type="string">
            <text:p>style:background-image</text:p>
          </table:table-cell>
          <table:table-cell office:value-type="string">
            <text:p>style:position=</text:p>
          </table:table-cell>
          <table:table-cell office:value-type="string">
            <text:p>implemented</text:p>
          </table:table-cell>
          <table:table-cell office:value-type="string">
            <text:p>Table style description, background image properties</text:p>
          </table:table-cell>
          <table:table-cell office:value-type="string">
            <text:p>background-position:</text:p>
          </table:table-cell>
          <table:table-cell table:number-columns-repeated="2"/>
        </table:table-row>
        <table:table-row table:style-name="ro1">
          <table:table-cell office:value-type="string">
            <text:p>style:background-image</text:p>
          </table:table-cell>
          <table:table-cell office:value-type="string">
            <text:p>style:filter-name</text:p>
          </table:table-cell>
          <table:table-cell office:value-type="string">
            <text:p>2 ignore</text:p>
          </table:table-cell>
          <table:table-cell office:value-type="string">
            <text:p>Table style description, background image properties</text:p>
          </table:table-cell>
          <table:table-cell table:number-columns-repeated="2"/>
          <table:table-cell office:value-type="string">
            <text:p>Application-specific, hence unapplicable to HTML</text:p>
          </table:table-cell>
        </table:table-row>
        <table:table-row table:style-name="ro1">
          <table:table-cell office:value-type="string">
            <text:p>style:background-image</text:p>
          </table:table-cell>
          <table:table-cell office:value-type="string">
            <text:p>draw:opacity</text:p>
          </table:table-cell>
          <table:table-cell office:value-type="string">
            <text:p>2 ignore</text:p>
          </table:table-cell>
          <table:table-cell office:value-type="string">
            <text:p>Table style description, background image properties</text:p>
          </table:table-cell>
          <table:table-cell table:number-columns-repeated="2"/>
          <table:table-cell office:value-type="string">
            <text:p>Impossible with CS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yle:table-column-properties</text:p>
          </table:table-cell>
          <table:table-cell/>
          <table:table-cell office:value-type="string">
            <text:p>implemented</text:p>
          </table:table-cell>
          <table:table-cell office:value-type="string">
            <text:p>Table column style description</text:p>
          </table:table-cell>
          <table:table-cell table:number-columns-repeated="3"/>
        </table:table-row>
        <table:table-row table:style-name="ro1">
          <table:table-cell office:value-type="string">
            <text:p>style:table-column-properties</text:p>
          </table:table-cell>
          <table:table-cell office:value-type="string">
            <text:p>style:column-width</text:p>
          </table:table-cell>
          <table:table-cell office:value-type="string">
            <text:p>implemented</text:p>
          </table:table-cell>
          <table:table-cell office:value-type="string">
            <text:p>Table column style description, absolute width</text:p>
          </table:table-cell>
          <table:table-cell office:value-type="string">
            <text:p>width:</text:p>
          </table:table-cell>
          <table:table-cell table:number-columns-repeated="2"/>
        </table:table-row>
        <table:table-row table:style-name="ro1">
          <table:table-cell office:value-type="string">
            <text:p>style:table-column-properties</text:p>
          </table:table-cell>
          <table:table-cell office:value-type="string">
            <text:p>style:rel-column-width</text:p>
          </table:table-cell>
          <table:table-cell office:value-type="string">
            <text:p>implemented</text:p>
          </table:table-cell>
          <table:table-cell office:value-type="string">
            <text:p>Table column style description, relative width</text:p>
          </table:table-cell>
          <table:table-cell office:value-type="string">
            <text:p>width:</text:p>
          </table:table-cell>
          <table:table-cell/>
          <table:table-cell office:value-type="string">
            <text:p>CSS supports the same N* semantics</text:p>
          </table:table-cell>
        </table:table-row>
        <table:table-row table:style-name="ro1">
          <table:table-cell office:value-type="string">
            <text:p>style:table-column-properties</text:p>
          </table:table-cell>
          <table:table-cell office:value-type="string">
            <text:p>fo:break-before="page"</text:p>
          </table:table-cell>
          <table:table-cell office:value-type="string">
            <text:p>implemented</text:p>
          </table:table-cell>
          <table:table-cell office:value-type="string">
            <text:p>Table column style description, insert page break before</text:p>
          </table:table-cell>
          <table:table-cell office:value-type="string">
            <text:p>page-break-before: always</text:p>
          </table:table-cell>
          <table:table-cell/>
          <table:table-cell office:value-type="string">
            <text:p>TBD: What does mean page break after column anyway?</text:p>
          </table:table-cell>
        </table:table-row>
        <table:table-row table:style-name="ro1">
          <table:table-cell office:value-type="string">
            <text:p>style:table-column-properties</text:p>
          </table:table-cell>
          <table:table-cell office:value-type="string">
            <text:p>fo:break-after="page"</text:p>
          </table:table-cell>
          <table:table-cell office:value-type="string">
            <text:p>implemented</text:p>
          </table:table-cell>
          <table:table-cell office:value-type="string">
            <text:p>Table column style description, insert page break after column</text:p>
          </table:table-cell>
          <table:table-cell office:value-type="string">
            <text:p>page-break-after: always</text:p>
          </table:table-cell>
          <table:table-cell/>
          <table:table-cell office:value-type="string">
            <text:p>?</text:p>
          </table:table-cell>
        </table:table-row>
        <table:table-row table:style-name="ro1">
          <table:table-cell office:value-type="string">
            <text:p>style:table-column-properties</text:p>
          </table:table-cell>
          <table:table-cell office:value-type="string">
            <text:p>style:use-optimal-column-width</text:p>
          </table:table-cell>
          <table:table-cell office:value-type="string">
            <text:p>2 ignore</text:p>
          </table:table-cell>
          <table:table-cell office:value-type="string">
            <text:p>Table column style description, best fit flag</text:p>
          </table:table-cell>
          <table:table-cell table:number-columns-repeated="2"/>
          <table:table-cell office:value-type="string">
            <text:p>TBD: Always done by design in HTM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yle:table-row-properties</text:p>
          </table:table-cell>
          <table:table-cell/>
          <table:table-cell office:value-type="string">
            <text:p>implemented</text:p>
          </table:table-cell>
          <table:table-cell office:value-type="string">
            <text:p>Table row style description</text:p>
          </table:table-cell>
          <table:table-cell table:number-columns-repeated="3"/>
        </table:table-row>
        <table:table-row table:style-name="ro1">
          <table:table-cell office:value-type="string">
            <text:p>style:table-row-properties</text:p>
          </table:table-cell>
          <table:table-cell office:value-type="string">
            <text:p>style:row-height</text:p>
          </table:table-cell>
          <table:table-cell office:value-type="string">
            <text:p>implemented</text:p>
          </table:table-cell>
          <table:table-cell office:value-type="string">
            <text:p>Table row style description, height</text:p>
          </table:table-cell>
          <table:table-cell office:value-type="string">
            <text:p>height:</text:p>
          </table:table-cell>
          <table:table-cell table:number-columns-repeated="2"/>
        </table:table-row>
        <table:table-row table:style-name="ro1">
          <table:table-cell office:value-type="string">
            <text:p>style:table-row-properties</text:p>
          </table:table-cell>
          <table:table-cell office:value-type="string">
            <text:p>style:min-row-height</text:p>
          </table:table-cell>
          <table:table-cell office:value-type="string">
            <text:p>implemented</text:p>
          </table:table-cell>
          <table:table-cell office:value-type="string">
            <text:p>Table row style description, minimal height</text:p>
          </table:table-cell>
          <table:table-cell office:value-type="string">
            <text:p>min-height:</text:p>
          </table:table-cell>
          <table:table-cell table:number-columns-repeated="2"/>
        </table:table-row>
        <table:table-row table:style-name="ro1">
          <table:table-cell office:value-type="string">
            <text:p>style:table-row-properties</text:p>
          </table:table-cell>
          <table:table-cell office:value-type="string">
            <text:p>fo:background-color</text:p>
          </table:table-cell>
          <table:table-cell office:value-type="string">
            <text:p>implemented</text:p>
          </table:table-cell>
          <table:table-cell office:value-type="string">
            <text:p>Table row style description, background color</text:p>
          </table:table-cell>
          <table:table-cell office:value-type="string">
            <text:p>background-color:</text:p>
          </table:table-cell>
          <table:table-cell table:number-columns-repeated="2"/>
        </table:table-row>
        <table:table-row table:style-name="ro1">
          <table:table-cell office:value-type="string">
            <text:p>style:table-row-properties</text:p>
          </table:table-cell>
          <table:table-cell office:value-type="string">
            <text:p>fo:break-before="page"</text:p>
          </table:table-cell>
          <table:table-cell office:value-type="string">
            <text:p>implemented</text:p>
          </table:table-cell>
          <table:table-cell office:value-type="string">
            <text:p>Table column style description, insert page break before</text:p>
          </table:table-cell>
          <table:table-cell office:value-type="string">
            <text:p>page-break-before: always</text:p>
          </table:table-cell>
          <table:table-cell/>
          <table:table-cell office:value-type="string">
            <text:p>TBD: What does mean page break after column anyway?</text:p>
          </table:table-cell>
        </table:table-row>
        <table:table-row table:style-name="ro1">
          <table:table-cell office:value-type="string">
            <text:p>style:table-row-properties</text:p>
          </table:table-cell>
          <table:table-cell office:value-type="string">
            <text:p>fo:break-after="page"</text:p>
          </table:table-cell>
          <table:table-cell office:value-type="string">
            <text:p>implemented</text:p>
          </table:table-cell>
          <table:table-cell office:value-type="string">
            <text:p>Table column style description, insert page break after row</text:p>
          </table:table-cell>
          <table:table-cell office:value-type="string">
            <text:p>page-break-after: always</text:p>
          </table:table-cell>
          <table:table-cell/>
          <table:table-cell office:value-type="string">
            <text:p>?</text:p>
          </table:table-cell>
        </table:table-row>
        <table:table-row table:style-name="ro1">
          <table:table-cell office:value-type="string">
            <text:p>style:table-row-properties</text:p>
          </table:table-cell>
          <table:table-cell office:value-type="string">
            <text:p>fo:keep-together="always"</text:p>
          </table:table-cell>
          <table:table-cell office:value-type="string">
            <text:p>implemented</text:p>
          </table:table-cell>
          <table:table-cell office:value-type="string">
            <text:p>Table row style description, disallow breaks in cells content</text:p>
          </table:table-cell>
          <table:table-cell office:value-type="string">
            <text:p>page-break-inside: avoid</text:p>
          </table:table-cell>
          <table:table-cell/>
          <table:table-cell office:value-type="string">
            <text:p>TBD: possible error: defined at row level in ODF, but wouldn't be inherited by cell in HTML</text:p>
          </table:table-cell>
        </table:table-row>
        <table:table-row table:style-name="ro1">
          <table:table-cell office:value-type="string">
            <text:p>style:table-row-properties</text:p>
          </table:table-cell>
          <table:table-cell office:value-type="string">
            <text:p>style:use-optimal-row-height</text:p>
          </table:table-cell>
          <table:table-cell office:value-type="string">
            <text:p>2 ignore</text:p>
          </table:table-cell>
          <table:table-cell office:value-type="string">
            <text:p>Table row style description, best fit flag</text:p>
          </table:table-cell>
          <table:table-cell table:number-columns-repeated="2"/>
          <table:table-cell office:value-type="string">
            <text:p>TBD: Always done by design in HTM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tyle:table-cell-properties</text:p>
          </table:table-cell>
          <table:table-cell/>
          <table:table-cell office:value-type="string">
            <text:p>implemented</text:p>
          </table:table-cell>
          <table:table-cell office:value-type="string">
            <text:p>Table cell style description</text:p>
          </table:table-cell>
          <table:table-cell table:number-columns-repeated="3"/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style:vertical-align="top|middle|bottom|automatic</text:p>
          </table:table-cell>
          <table:table-cell office:value-type="string">
            <text:p>implemented</text:p>
          </table:table-cell>
          <table:table-cell office:value-type="string">
            <text:p>Table cell style description, vertical align</text:p>
          </table:table-cell>
          <table:table-cell office:value-type="string">
            <text:p>vertical-align:</text:p>
          </table:table-cell>
          <table:table-cell table:number-columns-repeated="2"/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style:text-align-source="value-type"</text:p>
          </table:table-cell>
          <table:table-cell office:value-type="string">
            <text:p>implemented</text:p>
          </table:table-cell>
          <table:table-cell office:value-type="string">
            <text:p>Table cell style description, alignment-by-value-type flag</text:p>
          </table:table-cell>
          <table:table-cell office:value-type="string">
            <text:p>text-align:right; !important</text:p>
          </table:table-cell>
          <table:table-cell/>
          <table:table-cell office:value-type="string">
            <text:p>I tested it: all value types in OO Calc are aligned right, so this flag really means fo:text-align override.</text:p>
          </table:table-cell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fo:background-color=</text:p>
          </table:table-cell>
          <table:table-cell office:value-type="string">
            <text:p>implemented</text:p>
          </table:table-cell>
          <table:table-cell office:value-type="string">
            <text:p>Table cell style description, background colour</text:p>
          </table:table-cell>
          <table:table-cell office:value-type="string">
            <text:p>background-color:</text:p>
          </table:table-cell>
          <table:table-cell table:number-columns-repeated="2"/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fo:border=</text:p>
          </table:table-cell>
          <table:table-cell office:value-type="string">
            <text:p>implemented</text:p>
          </table:table-cell>
          <table:table-cell office:value-type="string">
            <text:p>Table cell style description, border style</text:p>
          </table:table-cell>
          <table:table-cell office:value-type="string">
            <text:p>border:</text:p>
          </table:table-cell>
          <table:table-cell table:number-columns-repeated="2"/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fo:padding=</text:p>
          </table:table-cell>
          <table:table-cell office:value-type="string">
            <text:p>implemented</text:p>
          </table:table-cell>
          <table:table-cell office:value-type="string">
            <text:p>Table cell style description, cell padding</text:p>
          </table:table-cell>
          <table:table-cell office:value-type="string">
            <text:p>padding:</text:p>
          </table:table-cell>
          <table:table-cell table:number-columns-repeated="2"/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fo:padding-top=</text:p>
          </table:table-cell>
          <table:table-cell office:value-type="string">
            <text:p>implemented</text:p>
          </table:table-cell>
          <table:table-cell office:value-type="string">
            <text:p>Table cell style description, cell padding</text:p>
          </table:table-cell>
          <table:table-cell office:value-type="string">
            <text:p>padding-top:</text:p>
          </table:table-cell>
          <table:table-cell table:number-columns-repeated="2"/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fo:padding-bottom=</text:p>
          </table:table-cell>
          <table:table-cell office:value-type="string">
            <text:p>implemented</text:p>
          </table:table-cell>
          <table:table-cell office:value-type="string">
            <text:p>Table cell style description, cell padding</text:p>
          </table:table-cell>
          <table:table-cell office:value-type="string">
            <text:p>padding-bottom:</text:p>
          </table:table-cell>
          <table:table-cell table:number-columns-repeated="2"/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fo:padding-left=</text:p>
          </table:table-cell>
          <table:table-cell office:value-type="string">
            <text:p>implemented</text:p>
          </table:table-cell>
          <table:table-cell office:value-type="string">
            <text:p>Table cell style description, cell padding</text:p>
          </table:table-cell>
          <table:table-cell office:value-type="string">
            <text:p>padding-left:</text:p>
          </table:table-cell>
          <table:table-cell table:number-columns-repeated="2"/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fo:padding-right=</text:p>
          </table:table-cell>
          <table:table-cell office:value-type="string">
            <text:p>implemented</text:p>
          </table:table-cell>
          <table:table-cell office:value-type="string">
            <text:p>Table cell style description, cell padding</text:p>
          </table:table-cell>
          <table:table-cell office:value-type="string">
            <text:p>padding-right:</text:p>
          </table:table-cell>
          <table:table-cell table:number-columns-repeated="2"/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fo:wrap-option=</text:p>
          </table:table-cell>
          <table:table-cell office:value-type="string">
            <text:p>implemented</text:p>
          </table:table-cell>
          <table:table-cell office:value-type="string">
            <text:p>Table cell style description, long text wrapping</text:p>
          </table:table-cell>
          <table:table-cell office:value-type="string">
            <text:p>white-space: nowrap | normal</text:p>
          </table:table-cell>
          <table:table-cell table:number-columns-repeated="2"/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style:direction="ltr|ttb"</text:p>
          </table:table-cell>
          <table:table-cell office:value-type="string">
            <text:p>1 difficult</text:p>
          </table:table-cell>
          <table:table-cell office:value-type="string">
            <text:p>Table cell style description, text direction</text:p>
          </table:table-cell>
          <table:table-cell table:number-columns-repeated="3"/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style:shadow=</text:p>
          </table:table-cell>
          <table:table-cell office:value-type="string">
            <text:p>1 difficult</text:p>
          </table:table-cell>
          <table:table-cell office:value-type="string">
            <text:p>Table cell style description, shadow effect</text:p>
          </table:table-cell>
          <table:table-cell office:value-type="string">
            <text:p>text-shadow?</text:p>
          </table:table-cell>
          <table:table-cell/>
          <table:table-cell office:value-type="string">
            <text:p>TBD: How about simple text-shadow implementation, would it look good?</text:p>
          </table:table-cell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style:glyph-orientation-vertical=</text:p>
          </table:table-cell>
          <table:table-cell office:value-type="string">
            <text:p>2 ignore</text:p>
          </table:table-cell>
          <table:table-cell office:value-type="string">
            <text:p>Table cell style description, vertical glyph orientation</text:p>
          </table:table-cell>
          <table:table-cell table:number-columns-repeated="2"/>
          <table:table-cell office:value-type="string">
            <text:p>From Specification: The only possible angle is 0, which disables this feature.</text:p>
          </table:table-cell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style:diagonal-tl-br=</text:p>
          </table:table-cell>
          <table:table-cell office:value-type="string">
            <text:p>2 ignore</text:p>
          </table:table-cell>
          <table:table-cell office:value-type="string">
            <text:p>Table cell style description, diagonal line top-left-bottom-right</text:p>
          </table:table-cell>
          <table:table-cell table:number-columns-repeated="2"/>
          <table:table-cell office:value-type="string">
            <text:p>TBD: Is ever possible?</text:p>
          </table:table-cell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style:diagonal-bl-tr=</text:p>
          </table:table-cell>
          <table:table-cell office:value-type="string">
            <text:p>2 ignore</text:p>
          </table:table-cell>
          <table:table-cell office:value-type="string">
            <text:p>Table cell style description, diagonal line bottom-left-top-right</text:p>
          </table:table-cell>
          <table:table-cell table:number-columns-repeated="3"/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style:diagonal-tl-br-widths=</text:p>
          </table:table-cell>
          <table:table-cell office:value-type="string">
            <text:p>2 ignore</text:p>
          </table:table-cell>
          <table:table-cell office:value-type="string">
            <text:p>Table cell style description, double-lined diagonal width</text:p>
          </table:table-cell>
          <table:table-cell table:number-columns-repeated="3"/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style:diagonal-bl-tr-widths=</text:p>
          </table:table-cell>
          <table:table-cell office:value-type="string">
            <text:p>2 ignore</text:p>
          </table:table-cell>
          <table:table-cell office:value-type="string">
            <text:p>Table cell style description, double-lined diagonal width</text:p>
          </table:table-cell>
          <table:table-cell table:number-columns-repeated="3"/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style:border-line-width=, style:border-line-width-top, style:border-line-width-bottom, style:border-line-width-left, style:border-line-width-right</text:p>
          </table:table-cell>
          <table:table-cell office:value-type="string">
            <text:p>2 ignore</text:p>
          </table:table-cell>
          <table:table-cell office:value-type="string">
            <text:p>Table cell style description, double-lined border settings</text:p>
          </table:table-cell>
          <table:table-cell table:number-columns-repeated="2"/>
          <table:table-cell office:value-type="string">
            <text:p>TBD: impossible with CSS?</text:p>
          </table:table-cell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style:rotation-angle=</text:p>
          </table:table-cell>
          <table:table-cell office:value-type="string">
            <text:p>2 ignore</text:p>
          </table:table-cell>
          <table:table-cell office:value-type="string">
            <text:p>Table cell style description, text rotation</text:p>
          </table:table-cell>
          <table:table-cell table:number-columns-repeated="2"/>
          <table:table-cell office:value-type="string">
            <text:p>Impossible with CSS</text:p>
          </table:table-cell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style:rotation-align=</text:p>
          </table:table-cell>
          <table:table-cell office:value-type="string">
            <text:p>2 ignore</text:p>
          </table:table-cell>
          <table:table-cell office:value-type="string">
            <text:p>Table cell style description, text rotation</text:p>
          </table:table-cell>
          <table:table-cell table:number-columns-repeated="2"/>
          <table:table-cell office:value-type="string">
            <text:p>Impossible with CSS</text:p>
          </table:table-cell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style:cell-protect=</text:p>
          </table:table-cell>
          <table:table-cell office:value-type="string">
            <text:p>2 ignore</text:p>
          </table:table-cell>
          <table:table-cell office:value-type="string">
            <text:p>Table cell style description, editing protection flag</text:p>
          </table:table-cell>
          <table:table-cell table:number-columns-repeated="2"/>
          <table:table-cell office:value-type="string">
            <text:p>Inapplicable for HTML</text:p>
          </table:table-cell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style:print-content=</text:p>
          </table:table-cell>
          <table:table-cell office:value-type="string">
            <text:p>2 ignore</text:p>
          </table:table-cell>
          <table:table-cell office:value-type="string">
            <text:p>Table cell style description, cell printability flag</text:p>
          </table:table-cell>
          <table:table-cell table:number-columns-repeated="2"/>
          <table:table-cell office:value-type="string">
            <text:p>TBD: "visual" of "full" rendering mode?</text:p>
          </table:table-cell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style:decimal-places=</text:p>
          </table:table-cell>
          <table:table-cell office:value-type="string">
            <text:p>2 ignore</text:p>
          </table:table-cell>
          <table:table-cell office:value-type="string">
            <text:p>Table cell style description, content formatting option</text:p>
          </table:table-cell>
          <table:table-cell table:number-columns-repeated="2"/>
          <table:table-cell office:value-type="string">
            <text:p>Already done within cell content itself</text:p>
          </table:table-cell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style:repeat-content=</text:p>
          </table:table-cell>
          <table:table-cell office:value-type="string">
            <text:p>2 ignore</text:p>
          </table:table-cell>
          <table:table-cell office:value-type="string">
            <text:p>Table cell style description, repeat content until cell end</text:p>
          </table:table-cell>
          <table:table-cell table:number-columns-repeated="2"/>
          <table:table-cell office:value-type="string">
            <text:p>TBD: seems to be impossible with CSS. Manual repeat?</text:p>
          </table:table-cell>
        </table:table-row>
        <table:table-row table:style-name="ro1">
          <table:table-cell office:value-type="string">
            <text:p>style:table-cell-properties</text:p>
          </table:table-cell>
          <table:table-cell office:value-type="string">
            <text:p>style:shrink-to-fit=</text:p>
          </table:table-cell>
          <table:table-cell office:value-type="string">
            <text:p>2 ignore</text:p>
          </table:table-cell>
          <table:table-cell office:value-type="string">
            <text:p>Table cell style description, shrink cell content to fit cell</text:p>
          </table:table-cell>
          <table:table-cell table:number-columns-repeated="2"/>
          <table:table-cell office:value-type="string">
            <text:p>TBD: Already done in HTML – cell is enlarged to fit content. Decrease font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able:table-source</text:p>
          </table:table-cell>
          <table:table-cell/>
          <table:table-cell office:value-type="string">
            <text:p>0 simple</text:p>
          </table:table-cell>
          <table:table-cell office:value-type="string">
            <text:p>Link to another table</text:p>
          </table:table-cell>
          <table:table-cell table:number-columns-repeated="2"/>
          <table:table-cell office:value-type="string">
            <text:p>Proceed to href link target</text:p>
          </table:table-cell>
        </table:table-row>
        <table:table-row table:style-name="ro1">
          <table:table-cell office:value-type="string">
            <text:p>text:table-formula</text:p>
          </table:table-cell>
          <table:table-cell/>
          <table:table-cell office:value-type="string">
            <text:p>0 simple</text:p>
          </table:table-cell>
          <table:table-cell office:value-type="string">
            <text:p>Legacy, same as table:formula</text:p>
          </table:table-cell>
          <table:table-cell table:number-columns-repeated="3"/>
        </table:table-row>
        <table:table-row table:style-name="ro1">
          <table:table-cell office:value-type="string">
            <text:p>text:soft-page-break</text:p>
          </table:table-cell>
          <table:table-cell/>
          <table:table-cell office:value-type="string">
            <text:p>0 simple</text:p>
          </table:table-cell>
          <table:table-cell office:value-type="string">
            <text:p>Forced soft page break between rows</text:p>
          </table:table-cell>
          <table:table-cell table:number-columns-repeated="2"/>
          <table:table-cell office:value-type="string">
            <text:p>TBD: Mentioned in specification as: "represents a soft page break between two table rows. It may appear in front of &lt;table:table-row&gt; elements"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able:cell-range-source</text:p>
          </table:table-cell>
          <table:table-cell/>
          <table:table-cell office:value-type="string">
            <text:p>1 difficult</text:p>
          </table:table-cell>
          <table:table-cell office:value-type="string">
            <text:p>Link to included cells range from external table</text:p>
          </table:table-cell>
          <table:table-cell table:number-columns-repeated="3"/>
        </table:table-row>
        <table:table-row table:style-name="ro1">
          <table:table-cell office:value-type="string">
            <text:p>table:data-pilot-display-info</text:p>
          </table:table-cell>
          <table:table-cell/>
          <table:table-cell office:value-type="string">
            <text:p>1 difficult</text:p>
          </table:table-cell>
          <table:table-cell office:value-type="string">
            <text:p>DataPilot table description</text:p>
          </table:table-cell>
          <table:table-cell table:number-columns-repeated="3"/>
        </table:table-row>
        <table:table-row table:style-name="ro1">
          <table:table-cell office:value-type="string">
            <text:p>table:data-pilot-field</text:p>
          </table:table-cell>
          <table:table-cell/>
          <table:table-cell office:value-type="string">
            <text:p>1 difficult</text:p>
          </table:table-cell>
          <table:table-cell office:value-type="string">
            <text:p>DataPilot table description</text:p>
          </table:table-cell>
          <table:table-cell table:number-columns-repeated="3"/>
        </table:table-row>
        <table:table-row table:style-name="ro1">
          <table:table-cell office:value-type="string">
            <text:p>table:data-pilot-field-reference</text:p>
          </table:table-cell>
          <table:table-cell/>
          <table:table-cell office:value-type="string">
            <text:p>1 difficult</text:p>
          </table:table-cell>
          <table:table-cell office:value-type="string">
            <text:p>DataPilot table description</text:p>
          </table:table-cell>
          <table:table-cell table:number-columns-repeated="3"/>
        </table:table-row>
        <table:table-row table:style-name="ro1">
          <table:table-cell office:value-type="string">
            <text:p>table:data-pilot-group</text:p>
          </table:table-cell>
          <table:table-cell/>
          <table:table-cell office:value-type="string">
            <text:p>1 difficult</text:p>
          </table:table-cell>
          <table:table-cell office:value-type="string">
            <text:p>DataPilot table description</text:p>
          </table:table-cell>
          <table:table-cell table:number-columns-repeated="3"/>
        </table:table-row>
        <table:table-row table:style-name="ro1">
          <table:table-cell office:value-type="string">
            <text:p>table:data-pilot-group-member</text:p>
          </table:table-cell>
          <table:table-cell/>
          <table:table-cell office:value-type="string">
            <text:p>1 difficult</text:p>
          </table:table-cell>
          <table:table-cell office:value-type="string">
            <text:p>DataPilot table description</text:p>
          </table:table-cell>
          <table:table-cell table:number-columns-repeated="3"/>
        </table:table-row>
        <table:table-row table:style-name="ro1">
          <table:table-cell office:value-type="string">
            <text:p>table:data-pilot-groups</text:p>
          </table:table-cell>
          <table:table-cell/>
          <table:table-cell office:value-type="string">
            <text:p>1 difficult</text:p>
          </table:table-cell>
          <table:table-cell office:value-type="string">
            <text:p>DataPilot table description</text:p>
          </table:table-cell>
          <table:table-cell table:number-columns-repeated="3"/>
        </table:table-row>
        <table:table-row table:style-name="ro1">
          <table:table-cell office:value-type="string">
            <text:p>table:data-pilot-layout-info</text:p>
          </table:table-cell>
          <table:table-cell/>
          <table:table-cell office:value-type="string">
            <text:p>1 difficult</text:p>
          </table:table-cell>
          <table:table-cell office:value-type="string">
            <text:p>DataPilot table description</text:p>
          </table:table-cell>
          <table:table-cell table:number-columns-repeated="3"/>
        </table:table-row>
        <table:table-row table:style-name="ro1">
          <table:table-cell office:value-type="string">
            <text:p>table:data-pilot-level</text:p>
          </table:table-cell>
          <table:table-cell/>
          <table:table-cell office:value-type="string">
            <text:p>1 difficult</text:p>
          </table:table-cell>
          <table:table-cell office:value-type="string">
            <text:p>DataPilot table description</text:p>
          </table:table-cell>
          <table:table-cell table:number-columns-repeated="3"/>
        </table:table-row>
        <table:table-row table:style-name="ro1">
          <table:table-cell office:value-type="string">
            <text:p>table:data-pilot-member</text:p>
          </table:table-cell>
          <table:table-cell/>
          <table:table-cell office:value-type="string">
            <text:p>1 difficult</text:p>
          </table:table-cell>
          <table:table-cell office:value-type="string">
            <text:p>DataPilot table description</text:p>
          </table:table-cell>
          <table:table-cell table:number-columns-repeated="3"/>
        </table:table-row>
        <table:table-row table:style-name="ro1">
          <table:table-cell office:value-type="string">
            <text:p>table:data-pilot-members</text:p>
          </table:table-cell>
          <table:table-cell/>
          <table:table-cell office:value-type="string">
            <text:p>1 difficult</text:p>
          </table:table-cell>
          <table:table-cell office:value-type="string">
            <text:p>DataPilot table description</text:p>
          </table:table-cell>
          <table:table-cell table:number-columns-repeated="3"/>
        </table:table-row>
        <table:table-row table:style-name="ro1">
          <table:table-cell office:value-type="string">
            <text:p>table:data-pilot-sort-info</text:p>
          </table:table-cell>
          <table:table-cell/>
          <table:table-cell office:value-type="string">
            <text:p>1 difficult</text:p>
          </table:table-cell>
          <table:table-cell office:value-type="string">
            <text:p>DataPilot table description</text:p>
          </table:table-cell>
          <table:table-cell table:number-columns-repeated="3"/>
        </table:table-row>
        <table:table-row table:style-name="ro1">
          <table:table-cell office:value-type="string">
            <text:p>table:data-pilot-subtotal</text:p>
          </table:table-cell>
          <table:table-cell/>
          <table:table-cell office:value-type="string">
            <text:p>1 difficult</text:p>
          </table:table-cell>
          <table:table-cell office:value-type="string">
            <text:p>DataPilot table description</text:p>
          </table:table-cell>
          <table:table-cell table:number-columns-repeated="3"/>
        </table:table-row>
        <table:table-row table:style-name="ro1">
          <table:table-cell office:value-type="string">
            <text:p>table:data-pilot-subtotals</text:p>
          </table:table-cell>
          <table:table-cell/>
          <table:table-cell office:value-type="string">
            <text:p>1 difficult</text:p>
          </table:table-cell>
          <table:table-cell office:value-type="string">
            <text:p>DataPilot table description</text:p>
          </table:table-cell>
          <table:table-cell table:number-columns-repeated="3"/>
        </table:table-row>
        <table:table-row table:style-name="ro1">
          <table:table-cell office:value-type="string">
            <text:p>table:data-pilot-table</text:p>
          </table:table-cell>
          <table:table-cell/>
          <table:table-cell office:value-type="string">
            <text:p>1 difficult</text:p>
          </table:table-cell>
          <table:table-cell office:value-type="string">
            <text:p>DataPilot table description</text:p>
          </table:table-cell>
          <table:table-cell table:number-columns-repeated="3"/>
        </table:table-row>
        <table:table-row table:style-name="ro1">
          <table:table-cell office:value-type="string">
            <text:p>table:data-pilot-tables</text:p>
          </table:table-cell>
          <table:table-cell/>
          <table:table-cell office:value-type="string">
            <text:p>1 difficult</text:p>
          </table:table-cell>
          <table:table-cell office:value-type="string">
            <text:p>DataPilot table description</text:p>
          </table:table-cell>
          <table:table-cell table:number-columns-repeated="3"/>
        </table:table-row>
        <table:table-row table:style-name="ro1">
          <table:table-cell office:value-type="string">
            <text:p>table:source-cell-range</text:p>
          </table:table-cell>
          <table:table-cell/>
          <table:table-cell office:value-type="string">
            <text:p>1 difficult</text:p>
          </table:table-cell>
          <table:table-cell office:value-type="string">
            <text:p>DataPilot table, link to local cell range used as data source</text:p>
          </table:table-cell>
          <table:table-cell table:number-columns-repeated="3"/>
        </table:table-row>
        <table:table-row table:style-name="ro1">
          <table:table-cell office:value-type="string">
            <text:p>table:source-service</text:p>
          </table:table-cell>
          <table:table-cell/>
          <table:table-cell office:value-type="string">
            <text:p>1 difficult</text:p>
          </table:table-cell>
          <table:table-cell office:value-type="string">
            <text:p>DataPilot table, link to external software component used as data sourc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able:calculation-settings</text:p>
          </table:table-cell>
          <table:table-cell/>
          <table:table-cell office:value-type="string">
            <text:p>2 ignore</text:p>
          </table:table-cell>
          <table:table-cell office:value-type="string">
            <text:p>Global formulas calculation settings, container</text:p>
          </table:table-cell>
          <table:table-cell table:number-columns-repeated="3"/>
        </table:table-row>
        <table:table-row table:style-name="ro1">
          <table:table-cell office:value-type="string">
            <text:p>table:cell-address</text:p>
          </table:table-cell>
          <table:table-cell/>
          <table:table-cell office:value-type="string">
            <text:p>2 ignore</text:p>
          </table:table-cell>
          <table:table-cell office:value-type="string">
            <text:p>Change tracking data, link to changed cell</text:p>
          </table:table-cell>
          <table:table-cell table:number-columns-repeated="3"/>
        </table:table-row>
        <table:table-row table:style-name="ro1">
          <table:table-cell office:value-type="string">
            <text:p>table:cell-content-change</text:p>
          </table:table-cell>
          <table:table-cell/>
          <table:table-cell office:value-type="string">
            <text:p>2 ignore</text:p>
          </table:table-cell>
          <table:table-cell office:value-type="string">
            <text:p>Change tracking data, change record</text:p>
          </table:table-cell>
          <table:table-cell table:number-columns-repeated="3"/>
        </table:table-row>
        <table:table-row table:style-name="ro1">
          <table:table-cell office:value-type="string">
            <text:p>table:cell-content-deletion</text:p>
          </table:table-cell>
          <table:table-cell/>
          <table:table-cell office:value-type="string">
            <text:p>2 ignore</text:p>
          </table:table-cell>
          <table:table-cell office:value-type="string">
            <text:p>Change tracking data, change record</text:p>
          </table:table-cell>
          <table:table-cell table:number-columns-repeated="3"/>
        </table:table-row>
        <table:table-row table:style-name="ro1">
          <table:table-cell office:value-type="string">
            <text:p>table:change-deletion</text:p>
          </table:table-cell>
          <table:table-cell/>
          <table:table-cell office:value-type="string">
            <text:p>2 ignore</text:p>
          </table:table-cell>
          <table:table-cell office:value-type="string">
            <text:p>Change tracking data, change record</text:p>
          </table:table-cell>
          <table:table-cell table:number-columns-repeated="3"/>
        </table:table-row>
        <table:table-row table:style-name="ro1">
          <table:table-cell office:value-type="string">
            <text:p>table:change-track-table-cell</text:p>
          </table:table-cell>
          <table:table-cell/>
          <table:table-cell office:value-type="string">
            <text:p>2 ignore</text:p>
          </table:table-cell>
          <table:table-cell office:value-type="string">
            <text:p>Change tracking data</text:p>
          </table:table-cell>
          <table:table-cell table:number-columns-repeated="3"/>
        </table:table-row>
        <table:table-row table:style-name="ro1">
          <table:table-cell office:value-type="string">
            <text:p>table:consolidation</text:p>
          </table:table-cell>
          <table:table-cell/>
          <table:table-cell office:value-type="string">
            <text:p>2 ignore</text:p>
          </table:table-cell>
          <table:table-cell office:value-type="string">
            <text:p>Aggregation of several named ranges</text:p>
          </table:table-cell>
          <table:table-cell table:number-columns-repeated="2"/>
          <table:table-cell office:value-type="string">
            <text:p>Resulting values are saved in consolidated cells</text:p>
          </table:table-cell>
        </table:table-row>
        <table:table-row table:style-name="ro1">
          <table:table-cell office:value-type="string">
            <text:p>table:content-validation</text:p>
          </table:table-cell>
          <table:table-cell/>
          <table:table-cell office:value-type="string">
            <text:p>2 ignore</text:p>
          </table:table-cell>
          <table:table-cell office:value-type="string">
            <text:p>Content validation rule</text:p>
          </table:table-cell>
          <table:table-cell table:number-columns-repeated="3"/>
        </table:table-row>
        <table:table-row table:style-name="ro1">
          <table:table-cell office:value-type="string">
            <text:p>table:content-validations</text:p>
          </table:table-cell>
          <table:table-cell/>
          <table:table-cell office:value-type="string">
            <text:p>2 ignore</text:p>
          </table:table-cell>
          <table:table-cell office:value-type="string">
            <text:p>Content validation rules container</text:p>
          </table:table-cell>
          <table:table-cell table:number-columns-repeated="3"/>
        </table:table-row>
        <table:table-row table:style-name="ro1">
          <table:table-cell office:value-type="string">
            <text:p>table:covered-table-cell</text:p>
          </table:table-cell>
          <table:table-cell/>
          <table:table-cell office:value-type="string">
            <text:p>2 ignore</text:p>
          </table:table-cell>
          <table:table-cell office:value-type="string">
            <text:p>Cells, covered by another merged (spanning) cells</text:p>
          </table:table-cell>
          <table:table-cell table:number-columns-repeated="3"/>
        </table:table-row>
        <table:table-row table:style-name="ro1">
          <table:table-cell office:value-type="string">
            <text:p>table:cut-offs</text:p>
          </table:table-cell>
          <table:table-cell/>
          <table:table-cell office:value-type="string">
            <text:p>2 ignore</text:p>
          </table:table-cell>
          <table:table-cell office:value-type="string">
            <text:p>Change tracking data</text:p>
          </table:table-cell>
          <table:table-cell table:number-columns-repeated="3"/>
        </table:table-row>
        <table:table-row table:style-name="ro1">
          <table:table-cell office:value-type="string">
            <text:p>table:database-range</text:p>
          </table:table-cell>
          <table:table-cell/>
          <table:table-cell office:value-type="string">
            <text:p>2 ignore</text:p>
          </table:table-cell>
          <table:table-cell office:value-type="string">
            <text:p>Cell range description (database)</text:p>
          </table:table-cell>
          <table:table-cell table:number-columns-repeated="2"/>
          <table:table-cell office:value-type="string">
            <text:p>TBD: “Ignore” here means no output should be generated, but the element itself could have some use</text:p>
          </table:table-cell>
        </table:table-row>
        <table:table-row table:style-name="ro1">
          <table:table-cell office:value-type="string">
            <text:p>table:database-ranges</text:p>
          </table:table-cell>
          <table:table-cell/>
          <table:table-cell office:value-type="string">
            <text:p>2 ignore</text:p>
          </table:table-cell>
          <table:table-cell office:value-type="string">
            <text:p>Cell range descriptions container (database)</text:p>
          </table:table-cell>
          <table:table-cell table:number-columns-repeated="3"/>
        </table:table-row>
        <table:table-row table:style-name="ro1">
          <table:table-cell office:value-type="string">
            <text:p>table:database-source-query</text:p>
          </table:table-cell>
          <table:table-cell/>
          <table:table-cell office:value-type="string">
            <text:p>2 ignore</text:p>
          </table:table-cell>
          <table:table-cell office:value-type="string">
            <text:p>External SQL database link, stored query name</text:p>
          </table:table-cell>
          <table:table-cell table:number-columns-repeated="3"/>
        </table:table-row>
        <table:table-row table:style-name="ro1">
          <table:table-cell office:value-type="string">
            <text:p>table:database-source-sql</text:p>
          </table:table-cell>
          <table:table-cell/>
          <table:table-cell office:value-type="string">
            <text:p>2 ignore</text:p>
          </table:table-cell>
          <table:table-cell office:value-type="string">
            <text:p>External SQL database link</text:p>
          </table:table-cell>
          <table:table-cell table:number-columns-repeated="3"/>
        </table:table-row>
        <table:table-row table:style-name="ro1">
          <table:table-cell office:value-type="string">
            <text:p>table:database-source-table</text:p>
          </table:table-cell>
          <table:table-cell/>
          <table:table-cell office:value-type="string">
            <text:p>2 ignore</text:p>
          </table:table-cell>
          <table:table-cell office:value-type="string">
            <text:p>External SQL database link, table name</text:p>
          </table:table-cell>
          <table:table-cell table:number-columns-repeated="3"/>
        </table:table-row>
        <table:table-row table:style-name="ro1">
          <table:table-cell office:value-type="string">
            <text:p>table:dde-link</text:p>
          </table:table-cell>
          <table:table-cell/>
          <table:table-cell office:value-type="string">
            <text:p>2 ignore</text:p>
          </table:table-cell>
          <table:table-cell table:number-columns-repeated="4"/>
        </table:table-row>
        <table:table-row table:style-name="ro1">
          <table:table-cell office:value-type="string">
            <text:p>table:dde-links</text:p>
          </table:table-cell>
          <table:table-cell/>
          <table:table-cell office:value-type="string">
            <text:p>2 ignore</text:p>
          </table:table-cell>
          <table:table-cell office:value-type="string">
            <text:p>Container for dde-link</text:p>
          </table:table-cell>
          <table:table-cell table:number-columns-repeated="3"/>
        </table:table-row>
        <table:table-row table:style-name="ro1">
          <table:table-cell office:value-type="string">
            <text:p>table:deletion</text:p>
          </table:table-cell>
          <table:table-cell/>
          <table:table-cell office:value-type="string">
            <text:p>2 ignore</text:p>
          </table:table-cell>
          <table:table-cell office:value-type="string">
            <text:p>Change tracking data, change record</text:p>
          </table:table-cell>
          <table:table-cell table:number-columns-repeated="3"/>
        </table:table-row>
        <table:table-row table:style-name="ro1">
          <table:table-cell office:value-type="string">
            <text:p>table:deletions</text:p>
          </table:table-cell>
          <table:table-cell/>
          <table:table-cell office:value-type="string">
            <text:p>2 ignore</text:p>
          </table:table-cell>
          <table:table-cell office:value-type="string">
            <text:p>Change tracking data, container</text:p>
          </table:table-cell>
          <table:table-cell table:number-columns-repeated="3"/>
        </table:table-row>
        <table:table-row table:style-name="ro1">
          <table:table-cell office:value-type="string">
            <text:p>table:dependencies</text:p>
          </table:table-cell>
          <table:table-cell/>
          <table:table-cell office:value-type="string">
            <text:p>2 ignore</text:p>
          </table:table-cell>
          <table:table-cell office:value-type="string">
            <text:p>Change tracking data, container</text:p>
          </table:table-cell>
          <table:table-cell table:number-columns-repeated="3"/>
        </table:table-row>
        <table:table-row table:style-name="ro1">
          <table:table-cell office:value-type="string">
            <text:p>table:dependency</text:p>
          </table:table-cell>
          <table:table-cell/>
          <table:table-cell office:value-type="string">
            <text:p>2 ignore</text:p>
          </table:table-cell>
          <table:table-cell office:value-type="string">
            <text:p>Change tracking data</text:p>
          </table:table-cell>
          <table:table-cell table:number-columns-repeated="3"/>
        </table:table-row>
        <table:table-row table:style-name="ro1">
          <table:table-cell office:value-type="string">
            <text:p>table:detective</text:p>
          </table:table-cell>
          <table:table-cell/>
          <table:table-cell office:value-type="string">
            <text:p>2 ignore</text:p>
          </table:table-cell>
          <table:table-cell office:value-type="string">
            <text:p>"Cell detective" tool description</text:p>
          </table:table-cell>
          <table:table-cell table:number-columns-repeated="3"/>
        </table:table-row>
        <table:table-row table:style-name="ro1">
          <table:table-cell office:value-type="string">
            <text:p>table:error-macro</text:p>
          </table:table-cell>
          <table:table-cell/>
          <table:table-cell office:value-type="string">
            <text:p>2 ignore</text:p>
          </table:table-cell>
          <table:table-cell office:value-type="string">
            <text:p>Cell content validation, error macro enabling flag</text:p>
          </table:table-cell>
          <table:table-cell table:number-columns-repeated="3"/>
        </table:table-row>
        <table:table-row table:style-name="ro1">
          <table:table-cell office:value-type="string">
            <text:p>table:error-message</text:p>
          </table:table-cell>
          <table:table-cell/>
          <table:table-cell office:value-type="string">
            <text:p>2 ignore</text:p>
          </table:table-cell>
          <table:table-cell office:value-type="string">
            <text:p>Cell content validation, error message</text:p>
          </table:table-cell>
          <table:table-cell table:number-columns-repeated="3"/>
        </table:table-row>
        <table:table-row table:style-name="ro1">
          <table:table-cell office:value-type="string">
            <text:p>table:filter</text:p>
          </table:table-cell>
          <table:table-cell/>
          <table:table-cell office:value-type="string">
            <text:p>2 ignore</text:p>
          </table:table-cell>
          <table:table-cell office:value-type="string">
            <text:p>Data filtering description</text:p>
          </table:table-cell>
          <table:table-cell table:number-columns-repeated="3"/>
        </table:table-row>
        <table:table-row table:style-name="ro1">
          <table:table-cell office:value-type="string">
            <text:p>table:filter-and</text:p>
          </table:table-cell>
          <table:table-cell/>
          <table:table-cell office:value-type="string">
            <text:p>2 ignore</text:p>
          </table:table-cell>
          <table:table-cell office:value-type="string">
            <text:p>Data filtering description</text:p>
          </table:table-cell>
          <table:table-cell table:number-columns-repeated="3"/>
        </table:table-row>
        <table:table-row table:style-name="ro1">
          <table:table-cell office:value-type="string">
            <text:p>table:filter-condition</text:p>
          </table:table-cell>
          <table:table-cell/>
          <table:table-cell office:value-type="string">
            <text:p>2 ignore</text:p>
          </table:table-cell>
          <table:table-cell office:value-type="string">
            <text:p>Data filtering description</text:p>
          </table:table-cell>
          <table:table-cell table:number-columns-repeated="3"/>
        </table:table-row>
        <table:table-row table:style-name="ro1">
          <table:table-cell office:value-type="string">
            <text:p>table:filter-or</text:p>
          </table:table-cell>
          <table:table-cell/>
          <table:table-cell office:value-type="string">
            <text:p>2 ignore</text:p>
          </table:table-cell>
          <table:table-cell office:value-type="string">
            <text:p>Data filtering description</text:p>
          </table:table-cell>
          <table:table-cell table:number-columns-repeated="3"/>
        </table:table-row>
        <table:table-row table:style-name="ro1">
          <table:table-cell office:value-type="string">
            <text:p>table:help-message</text:p>
          </table:table-cell>
          <table:table-cell/>
          <table:table-cell office:value-type="string">
            <text:p>2 ignore</text:p>
          </table:table-cell>
          <table:table-cell office:value-type="string">
            <text:p>Cell content validation, input help message</text:p>
          </table:table-cell>
          <table:table-cell table:number-columns-repeated="3"/>
        </table:table-row>
        <table:table-row table:style-name="ro1">
          <table:table-cell office:value-type="string">
            <text:p>table:insertion</text:p>
          </table:table-cell>
          <table:table-cell/>
          <table:table-cell office:value-type="string">
            <text:p>2 ignore</text:p>
          </table:table-cell>
          <table:table-cell office:value-type="string">
            <text:p>Change tracking data, change record</text:p>
          </table:table-cell>
          <table:table-cell table:number-columns-repeated="3"/>
        </table:table-row>
        <table:table-row table:style-name="ro1">
          <table:table-cell office:value-type="string">
            <text:p>table:insertion-cut-off</text:p>
          </table:table-cell>
          <table:table-cell/>
          <table:table-cell office:value-type="string">
            <text:p>2 ignore</text:p>
          </table:table-cell>
          <table:table-cell office:value-type="string">
            <text:p>Change tracking data, change record</text:p>
          </table:table-cell>
          <table:table-cell table:number-columns-repeated="3"/>
        </table:table-row>
        <table:table-row table:style-name="ro1">
          <table:table-cell office:value-type="string">
            <text:p>table:iteration</text:p>
          </table:table-cell>
          <table:table-cell/>
          <table:table-cell office:value-type="string">
            <text:p>2 ignore</text:p>
          </table:table-cell>
          <table:table-cell office:value-type="string">
            <text:p>Formulas calculation settings, iterations limit for circular dependent formulas</text:p>
          </table:table-cell>
          <table:table-cell table:number-columns-repeated="3"/>
        </table:table-row>
        <table:table-row table:style-name="ro1">
          <table:table-cell office:value-type="string">
            <text:p>table:label-range</text:p>
          </table:table-cell>
          <table:table-cell/>
          <table:table-cell office:value-type="string">
            <text:p>2 ignore</text:p>
          </table:table-cell>
          <table:table-cell office:value-type="string">
            <text:p>Cell range description (list of labels)</text:p>
          </table:table-cell>
          <table:table-cell table:number-columns-repeated="3"/>
        </table:table-row>
        <table:table-row table:style-name="ro1">
          <table:table-cell office:value-type="string">
            <text:p>table:label-ranges</text:p>
          </table:table-cell>
          <table:table-cell/>
          <table:table-cell office:value-type="string">
            <text:p>2 ignore</text:p>
          </table:table-cell>
          <table:table-cell office:value-type="string">
            <text:p>Cell range descriptions container (list of labels)</text:p>
          </table:table-cell>
          <table:table-cell table:number-columns-repeated="3"/>
        </table:table-row>
        <table:table-row table:style-name="ro1">
          <table:table-cell office:value-type="string">
            <text:p>table:movement</text:p>
          </table:table-cell>
          <table:table-cell/>
          <table:table-cell office:value-type="string">
            <text:p>2 ignore</text:p>
          </table:table-cell>
          <table:table-cell office:value-type="string">
            <text:p>Change tracking data, change record</text:p>
          </table:table-cell>
          <table:table-cell table:number-columns-repeated="3"/>
        </table:table-row>
        <table:table-row table:style-name="ro1">
          <table:table-cell office:value-type="string">
            <text:p>table:movement-cut-off</text:p>
          </table:table-cell>
          <table:table-cell/>
          <table:table-cell office:value-type="string">
            <text:p>2 ignore</text:p>
          </table:table-cell>
          <table:table-cell office:value-type="string">
            <text:p>Change tracking data, change record</text:p>
          </table:table-cell>
          <table:table-cell table:number-columns-repeated="3"/>
        </table:table-row>
        <table:table-row table:style-name="ro1">
          <table:table-cell office:value-type="string">
            <text:p>table:named-expression</text:p>
          </table:table-cell>
          <table:table-cell/>
          <table:table-cell office:value-type="string">
            <text:p>2 ignore</text:p>
          </table:table-cell>
          <table:table-cell office:value-type="string">
            <text:p>Symbolic name for some expression</text:p>
          </table:table-cell>
          <table:table-cell table:number-columns-repeated="2"/>
          <table:table-cell office:value-type="string">
            <text:p>“Ignore” here means no output should be generated, but the element itself could have some use</text:p>
          </table:table-cell>
        </table:table-row>
        <table:table-row table:style-name="ro1">
          <table:table-cell office:value-type="string">
            <text:p>table:named-expressions</text:p>
          </table:table-cell>
          <table:table-cell/>
          <table:table-cell office:value-type="string">
            <text:p>2 ignore</text:p>
          </table:table-cell>
          <table:table-cell office:value-type="string">
            <text:p>Container</text:p>
          </table:table-cell>
          <table:table-cell table:number-columns-repeated="3"/>
        </table:table-row>
        <table:table-row table:style-name="ro1">
          <table:table-cell office:value-type="string">
            <text:p>table:named-range</text:p>
          </table:table-cell>
          <table:table-cell/>
          <table:table-cell office:value-type="string">
            <text:p>2 ignore</text:p>
          </table:table-cell>
          <table:table-cell office:value-type="string">
            <text:p>Symbolic name for cells range</text:p>
          </table:table-cell>
          <table:table-cell table:number-columns-repeated="2"/>
          <table:table-cell office:value-type="string">
            <text:p>“Ignore” here means no output should be generated, but the element itself could have some use</text:p>
          </table:table-cell>
        </table:table-row>
        <table:table-row table:style-name="ro1">
          <table:table-cell office:value-type="string">
            <text:p>table:null-date</text:p>
          </table:table-cell>
          <table:table-cell/>
          <table:table-cell office:value-type="string">
            <text:p>2 ignore</text:p>
          </table:table-cell>
          <table:table-cell office:value-type="string">
            <text:p>Formulas calculation settings, "zero hour" base date</text:p>
          </table:table-cell>
          <table:table-cell table:number-columns-repeated="3"/>
        </table:table-row>
        <table:table-row table:style-name="ro1">
          <table:table-cell office:value-type="string">
            <text:p>table:previous</text:p>
          </table:table-cell>
          <table:table-cell/>
          <table:table-cell office:value-type="string">
            <text:p>2 ignore</text:p>
          </table:table-cell>
          <table:table-cell office:value-type="string">
            <text:p>Change tracking data</text:p>
          </table:table-cell>
          <table:table-cell table:number-columns-repeated="3"/>
        </table:table-row>
        <table:table-row table:style-name="ro1">
          <table:table-cell office:value-type="string">
            <text:p>table:sort</text:p>
          </table:table-cell>
          <table:table-cell/>
          <table:table-cell office:value-type="string">
            <text:p>2 ignore</text:p>
          </table:table-cell>
          <table:table-cell office:value-type="string">
            <text:p>External SQL database link, post-fetching sorting order</text:p>
          </table:table-cell>
          <table:table-cell table:number-columns-repeated="3"/>
        </table:table-row>
        <table:table-row table:style-name="ro1">
          <table:table-cell office:value-type="string">
            <text:p>table:sort-by</text:p>
          </table:table-cell>
          <table:table-cell/>
          <table:table-cell office:value-type="string">
            <text:p>2 ignore</text:p>
          </table:table-cell>
          <table:table-cell office:value-type="string">
            <text:p>External SQL database link, post-fetching sorting order</text:p>
          </table:table-cell>
          <table:table-cell table:number-columns-repeated="3"/>
        </table:table-row>
        <table:table-row table:style-name="ro1">
          <table:table-cell office:value-type="string">
            <text:p>table:sort-groups</text:p>
          </table:table-cell>
          <table:table-cell/>
          <table:table-cell office:value-type="string">
            <text:p>2 ignore</text:p>
          </table:table-cell>
          <table:table-cell office:value-type="string">
            <text:p>External SQL database link, post-fetching sorting order</text:p>
          </table:table-cell>
          <table:table-cell table:number-columns-repeated="3"/>
        </table:table-row>
        <table:table-row table:style-name="ro1">
          <table:table-cell office:value-type="string">
            <text:p>table:source-range-address</text:p>
          </table:table-cell>
          <table:table-cell/>
          <table:table-cell office:value-type="string">
            <text:p>2 ignore</text:p>
          </table:table-cell>
          <table:table-cell office:value-type="string">
            <text:p>Change tracking data, movement change record details</text:p>
          </table:table-cell>
          <table:table-cell table:number-columns-repeated="3"/>
        </table:table-row>
        <table:table-row table:style-name="ro1">
          <table:table-cell office:value-type="string">
            <text:p>table:subtotal-field</text:p>
          </table:table-cell>
          <table:table-cell/>
          <table:table-cell office:value-type="string">
            <text:p>2 ignore</text:p>
          </table:table-cell>
          <table:table-cell office:value-type="string">
            <text:p>Database range subtotal settings</text:p>
          </table:table-cell>
          <table:table-cell table:number-columns-repeated="2"/>
          <table:table-cell office:value-type="string">
            <text:p>Calculated values are contained in cell itself</text:p>
          </table:table-cell>
        </table:table-row>
        <table:table-row table:style-name="ro1">
          <table:table-cell office:value-type="string">
            <text:p>table:subtotal-rule</text:p>
          </table:table-cell>
          <table:table-cell/>
          <table:table-cell office:value-type="string">
            <text:p>2 ignore</text:p>
          </table:table-cell>
          <table:table-cell office:value-type="string">
            <text:p>Database range subtotal settings, record</text:p>
          </table:table-cell>
          <table:table-cell table:number-columns-repeated="2"/>
          <table:table-cell office:value-type="string">
            <text:p>Calculated values are contained in cell itself</text:p>
          </table:table-cell>
        </table:table-row>
        <table:table-row table:style-name="ro1">
          <table:table-cell office:value-type="string">
            <text:p>table:subtotal-rules</text:p>
          </table:table-cell>
          <table:table-cell/>
          <table:table-cell office:value-type="string">
            <text:p>2 ignore</text:p>
          </table:table-cell>
          <table:table-cell office:value-type="string">
            <text:p>Database range subtotal settings, container</text:p>
          </table:table-cell>
          <table:table-cell table:number-columns-repeated="2"/>
          <table:table-cell office:value-type="string">
            <text:p>Calculated values are contained in cell itself</text:p>
          </table:table-cell>
        </table:table-row>
        <table:table-row table:style-name="ro1">
          <table:table-cell office:value-type="string">
            <text:p>table:table-template</text:p>
          </table:table-cell>
          <table:table-cell/>
          <table:table-cell office:value-type="string">
            <text:p>2 ignore</text:p>
          </table:table-cell>
          <table:table-cell office:value-type="string">
            <text:p>Styles data, description of templates for new tables creation</text:p>
          </table:table-cell>
          <table:table-cell table:number-columns-repeated="3"/>
        </table:table-row>
        <table:table-row table:style-name="ro1">
          <table:table-cell office:value-type="string">
            <text:p>table:body</text:p>
          </table:table-cell>
          <table:table-cell/>
          <table:table-cell office:value-type="string">
            <text:p>2 ignore</text:p>
          </table:table-cell>
          <table:table-cell office:value-type="string">
            <text:p>Table template description element</text:p>
          </table:table-cell>
          <table:table-cell table:number-columns-repeated="2"/>
          <table:table-cell office:value-type="string">
            <text:p>Affects only new tables creation process</text:p>
          </table:table-cell>
        </table:table-row>
        <table:table-row table:style-name="ro1">
          <table:table-cell office:value-type="string">
            <text:p>table:first-column</text:p>
          </table:table-cell>
          <table:table-cell/>
          <table:table-cell office:value-type="string">
            <text:p>2 ignore</text:p>
          </table:table-cell>
          <table:table-cell office:value-type="string">
            <text:p>Table template description element</text:p>
          </table:table-cell>
          <table:table-cell table:number-columns-repeated="3"/>
        </table:table-row>
        <table:table-row table:style-name="ro1">
          <table:table-cell office:value-type="string">
            <text:p>table:first-row</text:p>
          </table:table-cell>
          <table:table-cell/>
          <table:table-cell office:value-type="string">
            <text:p>2 ignore</text:p>
          </table:table-cell>
          <table:table-cell office:value-type="string">
            <text:p>Table template description element</text:p>
          </table:table-cell>
          <table:table-cell table:number-columns-repeated="3"/>
        </table:table-row>
        <table:table-row table:style-name="ro1">
          <table:table-cell office:value-type="string">
            <text:p>table:even-columns</text:p>
          </table:table-cell>
          <table:table-cell/>
          <table:table-cell office:value-type="string">
            <text:p>2 ignore</text:p>
          </table:table-cell>
          <table:table-cell office:value-type="string">
            <text:p>Table template description element</text:p>
          </table:table-cell>
          <table:table-cell table:number-columns-repeated="3"/>
        </table:table-row>
        <table:table-row table:style-name="ro1">
          <table:table-cell office:value-type="string">
            <text:p>table:even-rows</text:p>
          </table:table-cell>
          <table:table-cell/>
          <table:table-cell office:value-type="string">
            <text:p>2 ignore</text:p>
          </table:table-cell>
          <table:table-cell office:value-type="string">
            <text:p>Table template description element</text:p>
          </table:table-cell>
          <table:table-cell table:number-columns-repeated="3"/>
        </table:table-row>
        <table:table-row table:style-name="ro1">
          <table:table-cell office:value-type="string">
            <text:p>table:odd-columns</text:p>
          </table:table-cell>
          <table:table-cell/>
          <table:table-cell office:value-type="string">
            <text:p>2 ignore</text:p>
          </table:table-cell>
          <table:table-cell office:value-type="string">
            <text:p>Table template description element</text:p>
          </table:table-cell>
          <table:table-cell table:number-columns-repeated="3"/>
        </table:table-row>
        <table:table-row table:style-name="ro1">
          <table:table-cell office:value-type="string">
            <text:p>table:odd-rows</text:p>
          </table:table-cell>
          <table:table-cell/>
          <table:table-cell office:value-type="string">
            <text:p>2 ignore</text:p>
          </table:table-cell>
          <table:table-cell office:value-type="string">
            <text:p>Table template description element</text:p>
          </table:table-cell>
          <table:table-cell table:number-columns-repeated="3"/>
        </table:table-row>
        <table:table-row table:style-name="ro1">
          <table:table-cell office:value-type="string">
            <text:p>table:last-column</text:p>
          </table:table-cell>
          <table:table-cell/>
          <table:table-cell office:value-type="string">
            <text:p>2 ignore</text:p>
          </table:table-cell>
          <table:table-cell office:value-type="string">
            <text:p>Table template description element</text:p>
          </table:table-cell>
          <table:table-cell table:number-columns-repeated="3"/>
        </table:table-row>
        <table:table-row table:style-name="ro1">
          <table:table-cell office:value-type="string">
            <text:p>table:last-row</text:p>
          </table:table-cell>
          <table:table-cell/>
          <table:table-cell office:value-type="string">
            <text:p>2 ignore</text:p>
          </table:table-cell>
          <table:table-cell office:value-type="string">
            <text:p>Table template description element</text:p>
          </table:table-cell>
          <table:table-cell table:number-columns-repeated="3"/>
        </table:table-row>
        <table:table-row table:style-name="ro1">
          <table:table-cell office:value-type="string">
            <text:p>table:target-range-address</text:p>
          </table:table-cell>
          <table:table-cell/>
          <table:table-cell office:value-type="string">
            <text:p>2 ignore</text:p>
          </table:table-cell>
          <table:table-cell office:value-type="string">
            <text:p>Change tracking data, movement change record details</text:p>
          </table:table-cell>
          <table:table-cell table:number-columns-repeated="3"/>
        </table:table-row>
        <table:table-row table:style-name="ro1">
          <table:table-cell office:value-type="string">
            <text:p>table:tracked-changes</text:p>
          </table:table-cell>
          <table:table-cell/>
          <table:table-cell office:value-type="string">
            <text:p>2 ignore</text:p>
          </table:table-cell>
          <table:table-cell office:value-type="string">
            <text:p>Change tracking data, containe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able:highlighted-range</text:p>
          </table:table-cell>
          <table:table-cell/>
          <table:table-cell office:value-type="string">
            <text:p>3 TBD</text:p>
          </table:table-cell>
          <table:table-cell office:value-type="string">
            <text:p>Editing UI effect, highlights cell with validation error</text:p>
          </table:table-cell>
          <table:table-cell table:number-columns-repeated="3"/>
        </table:table-row>
        <table:table-row table:style-name="ro1">
          <table:table-cell office:value-type="string">
            <text:p>table:operation</text:p>
          </table:table-cell>
          <table:table-cell/>
          <table:table-cell office:value-type="string">
            <text:p>3 TBD</text:p>
          </table:table-cell>
          <table:table-cell office:value-type="string">
            <text:p>Cell dependency detective tool, draws nice blue arrows from and to dependent cells</text:p>
          </table:table-cell>
          <table:table-cell table:number-columns-repeated="3"/>
        </table:table-row>
        <table:table-row table:style-name="ro1">
          <table:table-cell office:value-type="string">
            <text:p>table:scenario</text:p>
          </table:table-cell>
          <table:table-cell/>
          <table:table-cell office:value-type="string">
            <text:p>3 TBD</text:p>
          </table:table-cell>
          <table:table-cell office:value-type="string">
            <text:p>Scenario table</text:p>
          </table:table-cell>
          <table:table-cell table:number-columns-repeated="2"/>
          <table:table-cell office:value-type="string">
            <text:p>Usage is unknown, even an OpenOffice doesn't sheds any light</text:p>
          </table:table-cell>
        </table:table-row>
        <table:table-row table:style-name="ro1">
          <table:table-cell office:value-type="string">
            <text:p>table:shapes</text:p>
          </table:table-cell>
          <table:table-cell/>
          <table:table-cell office:value-type="string">
            <text:p>3 TBD</text:p>
          </table:table-cell>
          <table:table-cell office:value-type="string">
            <text:p>Graphic shapes container</text:p>
          </table:table-cell>
          <table:table-cell table:number-columns-repeated="2"/>
          <table:table-cell office:value-type="string">
            <text:p>Seems to be not in use, OO inserts drawing shapes directly in cells they anchored to</text:p>
          </table:table-cell>
        </table:table-row>
      </table:table>
      <table:table table:name="page2" table:style-name="ta1" table:print="false">
        <table:table-column table:style-name="co6" table:default-cell-style-name="Default"/>
        <table:table-row table:style-name="ro1">
          <table:table-cell office:value-type="string">
            <text:p>Open issues: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) Empty cells. My logic circuits require that empty cells &lt;table:cell /&gt; should be converted into empty HTML cells: &lt;td /&gt;</text:p>
          </table:table-cell>
        </table:table-row>
        <table:table-row table:style-name="ro1">
          <table:table-cell office:value-type="string">
            <text:p>However, empty cells in HTML are not visible by default. Mozilla could be told "style=empty-cells: show;".</text:p>
          </table:table-cell>
        </table:table-row>
        <table:table-row table:style-name="ro1">
          <table:table-cell office:value-type="string">
            <text:p>But IE doesn't understands even that and awaits for something like "&lt;td&gt;&amp;nbsp;&lt;/td&gt;" which is ugly, IM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) Row and cells visibility. CSS2.1 lists only "visibility:collapse" property for turning column visibility off.</text:p>
          </table:table-cell>
        </table:table-row>
        <table:table-row table:style-name="ro1">
          <table:table-cell office:value-type="string">
            <text:p>Mozilla supports only it, while IE6 supports only "display:none".</text:p>
          </table:table-cell>
        </table:table-row>
        <table:table-row table:style-name="ro1">
          <table:table-cell office:value-type="string">
            <text:p>Both "visibility:collapse" and "display:none" could not be merged in one inline style description – Mozilla ignores visibility then.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>
            <text:p>Resulting quiestions: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) IE6 compatibility mode? We cannot just ignore it, I think. Or browser-tuning javascript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) "Visual" mode support? Obey "printability" flags, do not display hidden rows/columns and content out of the printable range.</text:p>
          </table:table-cell>
        </table:table-row>
      </table:table>
      <table:named-expressions>
        <table:named-range table:name="propdef-border-collapse" table:base-cell-address="$page1.$H$43" table:cell-range-address="$page1.$E$61"/>
      </table:named-expressions>
      <table:database-ranges>
        <table:database-range table:target-range-address="page1.A1:page1.G65524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ru" style:country-asian="RU" style:font-name-complex="Tahoma" style:language-complex="ru" style:country-complex="RU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2">22.01.2007</text:date>, <text:time>19:19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7$Build-9044
  </meta:generator>
    <meta:creation-date>2006-10-26T23:09:07</meta:creation-date>
    <dc:creator>Евгений Пригородов</dc:creator>
    <dc:date>2007-01-22T19:19:27</dc:date>
    <dc:language>en-GB</dc:language>
    <meta:editing-cycles>282</meta:editing-cycles>
    <meta:editing-duration>P1DT6H48M31S</meta:editing-duration>
    <meta:user-defined meta:name="Info 1"/>
    <meta:user-defined meta:name="Info 2"/>
    <meta:user-defined meta:name="Info 3"/>
    <meta:user-defined meta:name="Info 4"/>
    <meta:document-statistic meta:table-count="2" meta:cell-count="825"/>
  </office:meta>
</office:document-meta>
</file>